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arkdown to html</text:title></text:p>
      <text:p text:style-name="OrgTitle"/>
      <text:p text:style-name="OrgSubtitle"><text:initial-creator>DeepAlgorithm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cfc2f2">Pandoc used cmd</text:a></text:p>
          <text:p text:style-name="Contents_20_2"><text:a xlink:type="simple" xlink:href="#org1dbb744">org2html using pandoc and org2docx or org2odt</text:a></text:p>
          <text:p text:style-name="Contents_20_2"><text:a xlink:type="simple" xlink:href="#orgd09f404">VSCode Python Data Science Setup, Part 11: Markdown to (html, pdf ) extensions</text:a></text:p>
          <text:p text:style-name="Contents_20_1"><text:a xlink:type="simple" xlink:href="#org2468e8d">Pandoc cmd</text:a></text:p>
          <text:p text:style-name="Contents_20_1"><text:a xlink:type="simple" xlink:href="#org604b9b0">host web-site using [static html file] in google-drive  link</text:a></text:p>
          <text:p text:style-name="Contents_20_1"><text:a xlink:type="simple" xlink:href="#orgf30aa6c">google search for github style markdown template</text:a></text:p>
          <text:p text:style-name="Contents_20_1"><text:a xlink:type="simple" xlink:href="#orgb792326">Django Markdown Tutorial - A Simple Blog Example | Django/Python</text:a></text:p>
          <text:p text:style-name="Contents_20_1"><text:a xlink:type="simple" xlink:href="#orgccd7cdc">Using pandoc to convert Markdown to HTML</text:a></text:p>
          <text:p text:style-name="Contents_20_1"><text:a xlink:type="simple" xlink:href="#orgff4872a">Test codeblock for org2html</text:a></text:p>
        </text:index-body>
      </text:table-of-content>
      <text:h text:style-name="Heading_20_1_unnumbered" text:outline-level="1" text:is-list-header="true">
<text:bookmark-start text:name="OrgXref.orgacfc2f2"/>
<text:bookmark text:name="orgacfc2f2"/>Pandoc used cmd
<text:bookmark-end text:name="OrgXref.orgacfc2f2"/></text:h>
      <text:h text:style-name="Heading_20_2_unnumbered" text:outline-level="2" text:is-list-header="true">
<text:bookmark-start text:name="OrgXref.org1dbb744"/>
<text:bookmark text:name="org1dbb744"/>org2html using pandoc and org2docx or org2odt
<text:bookmark-end text:name="OrgXref.org1dbb744"/></text:h>
      <text:p text:style-name="OrgFixedWidthBlock">#</text:p>
      <text:p text:style-name="OrgFixedWidthBlock"># # # INPUT : md</text:p>
      <text:p text:style-name="OrgFixedWidthBlock">#</text:p>
      <text:p text:style-name="OrgFixedWidthBlock"># -c : convert input html with css</text:p>
      <text:p text:style-name="OrgFixedWidthBlock"># -f : input format , -t : output format ,</text:p>
      <text:p text:style-name="OrgFixedWidthBlock"/>
      <text:p text:style-name="OrgFixedWidthBlock"/>
      <text:p text:style-name="OrgFixedWidthBlock">pandoc -f markdown -t latex hello.txt </text:p>
      <text:p text:style-name="OrgFixedWidthBlock">pandoc -c pandoc.css -s in.md -o out.html </text:p>
      <text:p text:style-name="OrgFixedWidthBlock"/>
      <text:p text:style-name="OrgFixedWidthBlock">#</text:p>
      <text:p text:style-name="OrgFixedWidthBlock"># # # INPUT : org</text:p>
      <text:p text:style-name="OrgFixedWidthBlock">#</text:p>
      <text:p text:style-name="OrgFixedWidthBlock">pandoc -c pandoc.css -f org -s markdown-2-other.org -o out.html <text:s text:c="2"/></text:p>
      <text:p text:style-name="OrgFixedWidthBlock">pandoc -c pandoc.css -f org -s markdown-2-other.org -t docx -o out.docx <text:s text:c="1"/></text:p>
      <text:p text:style-name="OrgFixedWidthBlockLastLine">pandoc -c pandoc.css -f org -s ReadMe-3-CrossAccount-AmazonEventBridge.org -o out.html <text:s text:c="1"/></text:p>
      <text:h text:style-name="Heading_20_2_unnumbered" text:outline-level="2" text:is-list-header="true">
<text:bookmark-start text:name="OrgXref.orgd09f404"/>
<text:bookmark text:name="orgd09f404"/>VSCode Python Data Science Setup, Part 11: Markdown to (html, pdf ) extensions
<text:bookmark-end text:name="OrgXref.orgd09f404"/></text:h>
      <text:p text:style-name="Text_20_body"><text:a xlink:type="simple" xlink:href="https://www.youtube.com/watch?v=galkO3t_1Og">https://www.youtube.com/watch?v=galkO3t_1Og</text:a>
</text:p>
      <text:h text:style-name="Heading_20_1_unnumbered" text:outline-level="1" text:is-list-header="true">
<text:bookmark-start text:name="OrgXref.org2468e8d"/>
<text:bookmark text:name="org2468e8d"/>Pandoc cmd
<text:bookmark-end text:name="OrgXref.org2468e8d"/></text:h>
      <text:p text:style-name="Text_20_body">Pandoc support below format as input(-f or –from) and ouput(-o or –output) 
</text:p>
      <text:p text:style-name="OrgSrcBlock"><text:span text:style-name="OrgSrcFontLockVariableNameFace">Specify<text:s/>input<text:s/>format.<text:s/>FORMAT<text:s/>can<text:s/>be</text:span>:</text:p>
      <text:p text:style-name="OrgSrcBlock"><text:s/><text:s/><text:s/><text:s/>epub<text:s/>(EPUB)</text:p>
      <text:p text:style-name="OrgSrcBlock"><text:s/><text:s/><text:s/><text:s/>gfm<text:s/>(GitHub-Flavored<text:s/>Markdown),<text:s/>or<text:s/>the<text:s/>deprecated<text:s/>and<text:s/>less<text:s/>accurate<text:s/>markdown_github;<text:s/>use<text:s/>markdown_github<text:s/>only<text:s/>if<text:s/>you<text:s/>need<text:s/>extensions<text:s/>not<text:s/>supported<text:s/>in<text:s/>gfm.</text:p>
      <text:p text:style-name="OrgSrcBlock"><text:s/><text:s/><text:s/><text:s/>html<text:s/>(HTML)</text:p>
      <text:p text:style-name="OrgSrcBlock"><text:s/><text:s/><text:s/><text:s/>ipynb<text:s/>(Jupyter<text:s/>notebook)</text:p>
      <text:p text:style-name="OrgSrcBlock"><text:s/><text:s/><text:s/><text:s/>jats<text:s/>(JATS<text:s/>XML)</text:p>
      <text:p text:style-name="OrgSrcBlock"><text:s/><text:s/><text:s/><text:s/>jira<text:s/>(Jira/Confluence<text:s/>wiki<text:s/>markup)</text:p>
      <text:p text:style-name="OrgSrcBlock"><text:s/><text:s/><text:s/><text:s/>docx<text:s/>(Word<text:s/>docx)</text:p>
      <text:p text:style-name="OrgSrcBlock"><text:s/><text:s/><text:s/><text:s/>json<text:s/>(JSON<text:s/>version<text:s/>of<text:s/>native<text:s/>AST)</text:p>
      <text:p text:style-name="OrgSrcBlock"><text:s/><text:s/><text:s/><text:s/>latex<text:s/>(LaTeX)</text:p>
      <text:p text:style-name="OrgSrcBlock"><text:s/><text:s/><text:s/><text:s/>markdown<text:s/>(Pandoc’s<text:s/>Markdown)</text:p>
      <text:p text:style-name="OrgSrcBlock"><text:s/><text:s/><text:s/><text:s/>markdown_mmd<text:s/>(MultiMarkdown)</text:p>
      <text:p text:style-name="OrgSrcBlock"><text:s/><text:s/><text:s/><text:s/>markdown_phpextra<text:s/>(PHP<text:s/>Markdown<text:s/>Extra)</text:p>
      <text:p text:style-name="OrgSrcBlock"><text:s/><text:s/><text:s/><text:s/>markdown_strict<text:s/>(original<text:s/>unextended<text:s/>Markdown)</text:p>
      <text:p text:style-name="OrgSrcBlock"><text:s/><text:s/><text:s/><text:s/>odt<text:s/>(ODT)</text:p>
      <text:p text:style-name="OrgSrcBlock"><text:s/><text:s/><text:s/><text:s/>org<text:s/>(Emacs<text:s/>Org<text:s/>mode)</text:p>
      <text:p text:style-name="OrgSrcBlock"><text:s/><text:s/><text:s/><text:s/>rtf<text:s/>(Rich<text:s/>Text<text:s/>Format)</text:p>
      <text:p text:style-name="OrgSrcBlockLastLine"><text:s/><text:s/><text:s/><text:s/>rst<text:s/>(reStructuredText)</text:p>
      <text:p text:style-name="Text_20_body">cmd
</text:p>
      <text:p text:style-name="OrgSrcBlock"><text:span text:style-name="OrgSrcFontLockCommentDelimiterFace">#<text:s/></text:span><text:span text:style-name="OrgSrcFontLockCommentFace">-f/--from<text:s/><text:s/><text:s/><text:s/><text:s/><text:s/>input<text:s/>format<text:s/></text:span></text:p>
      <text:p text:style-name="OrgSrcBlock"><text:span text:style-name="OrgSrcFontLockCommentDelimiterFace">#<text:s/></text:span><text:span text:style-name="OrgSrcFontLockCommentFace">-t/--to<text:s/><text:s/><text:s/><text:s/><text:s/><text:s/><text:s/><text:s/>output<text:s/>format<text:s/></text:span></text:p>
      <text:p text:style-name="OrgSrcBlock"><text:span text:style-name="OrgSrcFontLockCommentDelimiterFace">#<text:s/></text:span><text:span text:style-name="OrgSrcFontLockCommentFace">-o/--output<text:s/><text:s/><text:s/><text:s/>output<text:s/>to<text:s/>a<text:s/>file,<text:s/>use<text:s/>the<text:s/>-o<text:s/>option:</text:span></text:p>
      <text:p text:style-name="OrgSrcBlock"><text:span text:style-name="OrgSrcFontLockCommentDelimiterFace">#<text:s/></text:span><text:span text:style-name="OrgSrcFontLockCommentFace">-s/--standalone</text:span></text:p>
      <text:p text:style-name="OrgSrcBlock"><text:span text:style-name="OrgSrcFontLockCommentDelimiterFace">#<text:s/></text:span><text:span text:style-name="OrgSrcFontLockCommentFace">-c/--css<text:s/><text:s/><text:s/><text:s/><text:s/><text:s/><text:s/>Link<text:s/>to<text:s/>a<text:s/>CSS<text:s/>style<text:s/>sheet</text:span></text:p>
      <text:p text:style-name="OrgSrcBlock"><text:span text:style-name="OrgSrcFontLockCommentDelimiterFace">#<text:s/></text:span><text:span text:style-name="OrgSrcFontLockCommentFace">--template=FILE|URL</text:span></text:p>
      <text:p text:style-name="OrgSrcBlockLastLine">pandoc<text:s/>-f<text:s/>html<text:s/>-t<text:s/>markdown<text:s/>https://www.fsf.org<text:s/><text:span text:style-name="OrgSrcFontLockCommentDelimiterFace">#<text:s/></text:span></text:p>
      <text:h text:style-name="Heading_20_1_unnumbered" text:outline-level="1" text:is-list-header="true">
<text:bookmark-start text:name="OrgXref.org604b9b0"/>
<text:bookmark text:name="org604b9b0"/>host web-site using [static html file] in google-drive  <text:a xlink:type="simple" xlink:href="https://www.youtube.com/watch?v=m3TXRxqiGvw">link</text:a>
<text:bookmark-end text:name="OrgXref.org604b9b0"/></text:h>
      <text:p text:style-name="Text_20_body"><text:a xlink:type="simple" xlink:href="https://www.youtube.com/wcatch?v=m3TXRxqiGvwxs">https://www.youtube.com/wcatch?v=m3TXRxqiGvwxs</text:a>
<text:a xlink:type="simple" xlink:href="https://stackoverflow.com/questions/30576469/reading-markdown-from-a-file-hosted-in-google-docs">https://stackoverflow.com/questions/30576469/reading-markdown-from-a-file-hosted-in-google-docs</text:a>
</text:p>
      <text:h text:style-name="Heading_20_1_unnumbered" text:outline-level="1" text:is-list-header="true">
<text:bookmark-start text:name="OrgXref.orgf30aa6c"/>
<text:bookmark text:name="orgf30aa6c"/>google search for github style markdown template
<text:bookmark-end text:name="OrgXref.orgf30aa6c"/></text:h>
      <text:p text:style-name="Text_20_body"><text:a xlink:type="simple" xlink:href="https://stackoverflow.com/questions/50513696/pandoc-convert-github-flavoured-markdown-containing-mixed-html-and-markdown-to">https://stackoverflow.com/questions/50513696/pandoc-convert-github-flavoured-markdown-containing-mixed-html-and-markdown-to</text:a>
</text:p>
      <text:p text:style-name="Text_20_body"><text:a xlink:type="simple" xlink:href="https://gist.github.com/killercup/5917178">https://gist.github.com/killercup/5917178</text:a>
</text:p>
      <text:p text:style-name="Text_20_body"><text:a xlink:type="simple" xlink:href="https://gist.github.com/atelierbram/09c8fb742f1518f09ff9e4338ab8f7fb">https://gist.github.com/atelierbram/09c8fb742f1518f09ff9e4338ab8f7fb</text:a>
</text:p>
      <text:p text:style-name="Text_20_body"><text:a xlink:type="simple" xlink:href="https://gist.github.com/dashed/6714393">https://gist.github.com/dashed/6714393</text:a>
</text:p>
      <text:h text:style-name="Heading_20_1_unnumbered" text:outline-level="1" text:is-list-header="true">
<text:bookmark-start text:name="OrgXref.orgb792326"/>
<text:bookmark text:name="orgb792326"/>Django Markdown Tutorial - A Simple Blog Example | Django/Python
<text:bookmark-end text:name="OrgXref.orgb792326"/></text:h>
      <text:p text:style-name="Text_20_body"><text:a xlink:type="simple" xlink:href="https://www.youtube.com/watch?v=t61nTi0lIlk">https://www.youtube.com/watch?v=t61nTi0lIlk</text:a>
</text:p>
      <text:h text:style-name="Heading_20_1_unnumbered" text:outline-level="1" text:is-list-header="true">
<text:bookmark-start text:name="OrgXref.orgccd7cdc"/>
<text:bookmark text:name="orgccd7cdc"/>Using pandoc to convert Markdown to HTML
<text:bookmark-end text:name="OrgXref.orgccd7cdc"/></text:h>
      <text:p text:style-name="Text_20_body"><text:a xlink:type="simple" xlink:href="https://www.youtube.com/watch?v=sZBmoiFTJVY">https://www.youtube.com/watch?v=sZBmoiFTJVY</text:a>
</text:p>
      <text:h text:style-name="Heading_20_1_unnumbered" text:outline-level="1" text:is-list-header="true">
<text:bookmark-start text:name="OrgXref.orgff4872a"/>
<text:bookmark text:name="orgff4872a"/>Test codeblock for org2html
<text:bookmark-end text:name="OrgXref.orgff4872a"/></text:h>
      <text:p text:style-name="Text_20_body">python code 
</text:p>
      <text:p text:style-name="OrgSrcBlock"><text:span text:style-name="OrgSrcFontLockVariableNameFace">tuple_1</text:span><text:s/>=<text:s/>(<text:span text:style-name="OrgSrcFontLockStringFace">'History'</text:span>,<text:s/><text:span text:style-name="OrgSrcFontLockStringFace">'Math'</text:span>,<text:s/><text:span text:style-name="OrgSrcFontLockStringFace">'Physics'</text:span>,<text:s/><text:span text:style-name="OrgSrcFontLockStringFace">'CompSci'</text:span>)</text:p>
      <text:p text:style-name="OrgSrcBlock"><text:span text:style-name="OrgSrcFontLockVariableNameFace">tuple_2</text:span><text:s/>=<text:s/>tuple_1</text:p>
      <text:p text:style-name="OrgSrcBlock"/>
      <text:p text:style-name="OrgSrcBlock"><text:span text:style-name="OrgSrcFontLockBuiltinFace">print</text:span>(tuble_1)</text:p>
      <text:p text:style-name="OrgSrcBlock"><text:span text:style-name="OrgSrcFontLockBuiltinFace">print</text:span>(tuble_2)</text:p>
      <text:p text:style-name="OrgSrcBlock"/>
      <text:p text:style-name="OrgSrcBlockLastLine"><text:span text:style-name="OrgSrcFontLockVariableNameFace">tuple_1</text:span>[0]<text:s/>=<text:s/><text:span text:style-name="OrgSrcFontLockStringFace">'Art'</text:span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Error<text:s/>because<text:s/>tubles<text:s/>are<text:s/>immutable</text:span></text:p>
      <text:p text:style-name="Text_20_body">shell scripts
</text:p>
      <text:p text:style-name="OrgSrcBlock"><text:span text:style-name="OrgSrcFontLockBuiltinFace">cd</text:span><text:s/>test/file</text:p>
      <text:p text:style-name="OrgSrcBlockLastLine">aws<text:s/>cloudformation<text:s/>deploy<text:s/>--template-file<text:s/>pipelinecf.yaml<text:s/>--stack-name<text:s/>pipeline-build<text:s/>--parameter-overrides<text:s/><text:span text:style-name="OrgSrcFontLockVariableNameFace">Key1</text:span>=Value1<text:s/><text:span text:style-name="OrgSrcFontLockVariableNameFace">Key2</text:span>=Value2<text:s/>--tags<text:s/><text:span text:style-name="OrgSrcFontLockVariableNameFace">Key1</text:span>=Value1<text:s/><text:span text:style-name="OrgSrcFontLockVariableNameFace">Key2</text:span>=Value2</text:p>
      <text:p text:style-name="Text_20_body">json file 
</text:p>
      <text:p text:style-name="OrgSrcBlock">{</text:p>
      <text:p text:style-name="OrgSrcBlock"><text:s/><text:s/><text:s/><text:s/><text:span text:style-name="OrgSrcFontLockKeywordFace">"Version"</text:span>:<text:s/><text:span text:style-name="OrgSrcFontLockStringFace">"2012-10-17"</text:span>,</text:p>
      <text:p text:style-name="OrgSrcBlock"><text:s/><text:s/><text:s/><text:s/><text:span text:style-name="OrgSrcFontLockKeywordFace">"Statement"</text:span>:<text:s/>[</text:p>
      <text:p text:style-name="OrgSrcBlock"><text:tab/>{</text:p>
      <text:p text:style-name="OrgSrcBlock"><text:tab/><text:s/><text:s/><text:s/><text:s/><text:span text:style-name="OrgSrcFontLockKeywordFace">"Effect"</text:span>:<text:s/><text:span text:style-name="OrgSrcFontLockStringFace">"Allow"</text:span>,</text:p>
      <text:p text:style-name="OrgSrcBlock"><text:tab/><text:s/><text:s/><text:s/><text:s/><text:span text:style-name="OrgSrcFontLockKeywordFace">"Principal"</text:span>:<text:s/>{</text:p>
      <text:p text:style-name="OrgSrcBlock"><text:tab/><text:tab/><text:span text:style-name="OrgSrcFontLockKeywordFace">"Service"</text:span>:<text:s/><text:span text:style-name="OrgSrcFontLockStringFace">"codepipeline.amazonaws.com"</text:span></text:p>
      <text:p text:style-name="OrgSrcBlock"><text:tab/><text:s/><text:s/><text:s/><text:s/>},</text:p>
      <text:p text:style-name="OrgSrcBlock"><text:tab/><text:s/><text:s/><text:s/><text:s/><text:span text:style-name="OrgSrcFontLockKeywordFace">"Action"</text:span>:<text:s/><text:span text:style-name="OrgSrcFontLockStringFace">"sts:AssumeRole"</text:span></text:p>
      <text:p text:style-name="OrgSrcBlock"><text:tab/>}</text:p>
      <text:p text:style-name="OrgSrcBlock"><text:s/><text:s/><text:s/><text:s/>]</text:p>
      <text:p text:style-name="OrgSrcBlockLastLine">}</text:p>
      <text:p text:style-name="Text_20_body">yml
</text:p>
      <text:p text:style-name="OrgSrcBlock"><text:span text:style-name="OrgSrcFontLockVariableNameFace">version</text:span>:<text:s/><text:span text:style-name="OrgSrcFontLockStringFace">'3.1'</text:span><text:s/><text:s/><text:span text:style-name="OrgSrcFontLockCommentDelimiterFace">#<text:s/></text:span><text:span text:style-name="OrgSrcFontLockCommentFace">if<text:s/>no<text:s/>version<text:s/>is<text:s/>specified<text:s/>then<text:s/>v1<text:s/>is<text:s/>assumed.<text:s/>Recommend<text:s/>v2<text:s/>minimum</text:span></text:p>
      <text:p text:style-name="OrgSrcBlock"/>
      <text:p text:style-name="OrgSrcBlock"><text:span text:style-name="OrgSrcFontLockVariableNameFace">services</text:span>:<text:s/><text:s/><text:span text:style-name="OrgSrcFontLockCommentDelimiterFace">#<text:s/></text:span><text:span text:style-name="OrgSrcFontLockCommentFace">containers.<text:s/>same<text:s/>as<text:s/>docker<text:s/>run</text:span></text:p>
      <text:p text:style-name="OrgSrcBlock"><text:s/><text:s/><text:span text:style-name="OrgSrcFontLockVariableNameFace">&lt;servicename&gt;</text:span>:<text:s/><text:span text:style-name="OrgSrcFontLockCommentDelimiterFace">#<text:s/></text:span><text:span text:style-name="OrgSrcFontLockCommentFace">a<text:s/>friendly<text:s/>name.<text:s/>this<text:s/>is<text:s/>also<text:s/>DNS<text:s/>name<text:s/>inside<text:s/>network</text:span></text:p>
      <text:p text:style-name="OrgSrcBlock"><text:s/><text:s/><text:s/><text:s/><text:span text:style-name="OrgSrcFontLockVariableNameFace">image</text:span>:<text:s/><text:span text:style-name="OrgSrcFontLockCommentDelimiterFace">#<text:s/></text:span><text:span text:style-name="OrgSrcFontLockCommentFace">Optional<text:s/>if<text:s/>you<text:s/>use<text:s/>build:</text:span></text:p>
      <text:p text:style-name="OrgSrcBlock"><text:s/><text:s/><text:s/><text:s/><text:span text:style-name="OrgSrcFontLockVariableNameFace">build</text:span>:</text:p>
      <text:p text:style-name="OrgSrcBlock"><text:span text:style-name="OrgSrcYamlTabFace"><text:tab/></text:span><text:span text:style-name="OrgSrcFontLockVariableNameFace">context</text:span><text:s/>:<text:s/>.<text:s/><text:span text:style-name="OrgSrcFontLockCommentDelimiterFace">#<text:s/></text:span><text:span text:style-name="OrgSrcFontLockCommentFace">current<text:s/>directory</text:span></text:p>
      <text:p text:style-name="OrgSrcBlock"><text:span text:style-name="OrgSrcYamlTabFace"><text:tab/></text:span><text:span text:style-name="OrgSrcFontLockVariableNameFace">dockerfile</text:span>:<text:s/><text:span text:style-name="OrgSrcFontLockCommentDelimiterFace">#</text:span><text:span text:style-name="OrgSrcFontLockCommentFace">Name<text:s/>of<text:s/>Dockerfile</text:span></text:p>
      <text:p text:style-name="OrgSrcBlock"><text:s/><text:s/><text:s/><text:s/><text:span text:style-name="OrgSrcFontLockVariableNameFace">command</text:span>:<text:s/><text:span text:style-name="OrgSrcFontLockCommentDelimiterFace">#<text:s/></text:span><text:span text:style-name="OrgSrcFontLockCommentFace">Optional,<text:s/>replace<text:s/>the<text:s/>default<text:s/>CMD<text:s/>specified<text:s/>by<text:s/>the<text:s/>image</text:span></text:p>
      <text:p text:style-name="OrgSrcBlock"><text:s/><text:s/><text:s/><text:s/><text:span text:style-name="OrgSrcFontLockVariableNameFace">environment</text:span>:<text:s/><text:span text:style-name="OrgSrcFontLockCommentDelimiterFace">#<text:s/></text:span><text:span text:style-name="OrgSrcFontLockCommentFace">Optional,<text:s/>same<text:s/>as<text:s/>-e<text:s/>in<text:s/>docker<text:s/>run</text:span></text:p>
      <text:p text:style-name="OrgSrcBlock"><text:s/><text:s/><text:s/><text:s/><text:span text:style-name="OrgSrcFontLockVariableNameFace">secrets</text:span>:</text:p>
      <text:p text:style-name="OrgSrcBlock"><text:s/><text:s/><text:s/><text:s/><text:span text:style-name="OrgSrcFontLockVariableNameFace">volumes</text:span>:<text:s/><text:span text:style-name="OrgSrcFontLockCommentDelimiterFace">#<text:s/></text:span><text:span text:style-name="OrgSrcFontLockCommentFace">Optional,<text:s/>same<text:s/>as<text:s/>-v<text:s/>in<text:s/>docker<text:s/>run</text:span></text:p>
      <text:p text:style-name="OrgSrcBlock"><text:s/><text:s/><text:s/><text:s/><text:span text:style-name="OrgSrcFontLockVariableNameFace">depends_on</text:span>:<text:s/><text:span text:style-name="OrgSrcFontLockCommentDelimiterFace">#<text:s/></text:span><text:span text:style-name="OrgSrcFontLockCommentFace">need<text:s/>to<text:s/>run<text:s/>other<text:s/>servers<text:s/>before<text:s/>running<text:s/>this<text:s/>servier</text:span></text:p>
      <text:p text:style-name="OrgSrcBlock"/>
      <text:p text:style-name="OrgSrcBlock"><text:s/><text:s/><text:span text:style-name="OrgSrcFontLockVariableNameFace">servicename2</text:span>:</text:p>
      <text:p text:style-name="OrgSrcBlock"/>
      <text:p text:style-name="OrgSrcBlock"><text:span text:style-name="OrgSrcFontLockVariableNameFace">volumes</text:span>:<text:s/><text:span text:style-name="OrgSrcFontLockCommentDelimiterFace">#<text:s/></text:span><text:span text:style-name="OrgSrcFontLockCommentFace">Optional,<text:s/>same<text:s/>as<text:s/>docker<text:s/>volume<text:s/>create</text:span></text:p>
      <text:p text:style-name="OrgSrcBlock"><text:span text:style-name="OrgSrcFontLockVariableNameFace">networks</text:span>:<text:s/><text:span text:style-name="OrgSrcFontLockCommentDelimiterFace">#<text:s/></text:span><text:span text:style-name="OrgSrcFontLockCommentFace">Optional,<text:s/>same<text:s/>as<text:s/>docker<text:s/>network<text:s/>create</text:span></text:p>
      <text:p text:style-name="OrgSrcBlockLastLine"><text:span text:style-name="OrgSrcFontLockVariableNameFace">secrets</text:span>:</text:p>
      <text:p text:style-name="Text_20_body">cpp
</text:p>
      <text:p text:style-name="OrgSrcBlock"><text:span text:style-name="OrgSrcFontLockPreprocessorFace">#</text:span><text:span text:style-name="OrgSrcFontLockPreprocessorFace">include</text:span><text:span text:style-name="OrgSrcFontLockStringFace">&lt;</text:span><text:span text:style-name="OrgSrcFontLockStringFace">iostream</text:span><text:span text:style-name="OrgSrcFontLockStringFace">&gt;</text:span></text:p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d</text:span>;</text:p>
      <text:p text:style-name="OrgSrcBlock"><text:span text:style-name="OrgSrcFontLockTypeFace">in</text:span><text:span text:style-name="OrgSrcFontLockTypeFace">t</text:span><text:s/><text:span text:style-name="OrgSrcFontLockFunctionNameFace">main</text:span>(){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i</text:span><text:s/>=5;</text:p>
      <text:p text:style-name="OrgSrcBlock"><text:s/><text:s/><text:s/><text:s/>cout&lt;&lt;i&lt;&lt;<text:s/><text:span text:style-name="OrgSrcFontLockStringFace">"Data<text:s/>type"</text:span><text:s/>&lt;&lt;i&lt;&lt;<text:span text:style-name="OrgSrcFontLockStringFace">"Hello<text:s/>World<text:s/>!"</text:span>&lt;&lt;endl;</text:p>
      <text:p text:style-name="OrgSrcBlock"><text:s/><text:s/><text:s/><text:s/><text:span text:style-name="OrgSrcFontLockKeywordFace">return</text:span><text:s/>0;</text:p>
      <text:p text:style-name="OrgSrcBlockLastLine">}</text:p>
      <text:p text:style-name="OrgSrcBlock"><text:span text:style-name="OrgSrcFontLockTypeFace">in</text:span><text:span text:style-name="OrgSrcFontLockTypeFace">t</text:span><text:s/><text:span text:style-name="OrgSrcFontLockFunctionNameFace">main</text:span>()</text:p>
      <text:p text:style-name="OrgSrcBlock">{</text:p>
      <text:p text:style-name="OrgSrcBlock"><text:s/><text:s/><text:span text:style-name="OrgSrcFontLockCommentDelimiterFace">//<text:s/></text:span><text:span text:style-name="OrgSrcFontLockCommentFace">Normal<text:s/>Const<text:s/></text:span></text:p>
      <text:p text:style-name="OrgSrcBlock"/>
      <text:p text:style-name="OrgSrcBlock"><text:s/><text:s/><text:span text:style-name="OrgSrcFontLockKeywordFace">const</text:span><text:s/><text:span text:style-name="OrgSrcFontLockTypeFace">in</text:span><text:span text:style-name="OrgSrcFontLockTypeFace">t</text:span><text:s/><text:span text:style-name="OrgSrcFontLockVariableNameFace">MAX_AGE</text:span><text:s/>=90;</text:p>
      <text:p text:style-name="OrgSrcBlock"><text:s/><text:s/><text:span text:style-name="OrgSrcFontLockTypeFace">int</text:span><text:s/><text:span text:style-name="OrgSrcFontLockKeywordFace">cons</text:span><text:span text:style-name="OrgSrcFontLockKeywordFace">t</text:span><text:s/><text:span text:style-name="OrgSrcFontLockVariableNameFace">MAX_AGE</text:span><text:s/>=90;</text:p>
      <text:p text:style-name="OrgSrcBlock"/>
      <text:p text:style-name="OrgSrcBlock"/>
      <text:p text:style-name="OrgSrcBlock"><text:s/><text:s/><text:span text:style-name="OrgSrcFontLockCommentDelimiterFace">//<text:s/></text:span><text:span text:style-name="OrgSrcFontLockCommentFace">Normal<text:s/>Pointer<text:s/>pointing<text:s/>a<text:s/>cont<text:s/>var<text:s/></text:span></text:p>
      <text:p text:style-name="OrgSrcBlock"/>
      <text:p text:style-name="OrgSrcBlock"><text:s/><text:s/><text:span text:style-name="OrgSrcFontLockTypeFace">in</text:span><text:span text:style-name="OrgSrcFontLockTypeFace">t</text:span>*<text:s/><text:span text:style-name="OrgSrcFontLockVariableNameFace">a</text:span><text:s/>=<text:s/><text:span text:style-name="OrgSrcFontLockKeywordFace">new</text:span><text:s/><text:span text:style-name="OrgSrcFontLockTypeFace">int</text:span>;<text:s/><text:s/><text:s/><text:s/><text:s/><text:span text:style-name="OrgSrcFontLockCommentDelimiterFace">//<text:s/></text:span><text:span text:style-name="OrgSrcFontLockCommentFace">create<text:s/>a<text:s/>normal<text:s/>pointer<text:s/></text:span></text:p>
      <text:p text:style-name="OrgSrcBlock"><text:s/><text:s/>*a<text:s/><text:s/>=<text:s/>2;<text:s/><text:s/><text:s/><text:s/><text:s/><text:s/><text:s/><text:s/><text:s/><text:s/><text:s/><text:s/><text:s/><text:s/><text:span text:style-name="OrgSrcFontLockCommentDelimiterFace">//<text:s/></text:span><text:span text:style-name="OrgSrcFontLockCommentFace">ASSINING<text:s/>VALUE<text:s/></text:span></text:p>
      <text:p text:style-name="OrgSrcBlock"><text:s/><text:s/>a<text:s/>=<text:s/>(<text:span text:style-name="OrgSrcFontLockTypeFace">int</text:span>*)<text:s/>&amp;MAX_AGE;<text:s/><text:s/><text:span text:style-name="OrgSrcFontLockCommentDelimiterFace">//<text:s/></text:span><text:span text:style-name="OrgSrcFontLockCommentFace">poin<text:s/>A<text:s/>cosnt<text:s/>value<text:s/></text:span></text:p>
      <text:p text:style-name="OrgSrcBlock"><text:s/><text:s/>cout<text:s/>&lt;&lt;<text:s/>a&lt;&lt;endl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Pointer<text:s/>pointing<text:s/>to<text:s/>a<text:s/>constant<text:s/>value</text:span></text:p>
      <text:p text:style-name="OrgSrcBlock"><text:s/><text:s/><text:span text:style-name="OrgSrcFontLockKeywordFace">c</text:span><text:span text:style-name="OrgSrcFontLockKeywordFace">onst</text:span><text:s/><text:span text:style-name="OrgSrcFontLockTypeFace">in</text:span><text:span text:style-name="OrgSrcFontLockTypeFace">t</text:span><text:s/>*<text:s/><text:span text:style-name="OrgSrcFontLockVariableNameFace">a</text:span><text:s/><text:s/>=<text:s/><text:span text:style-name="OrgSrcFontLockKeywordFace">new</text:span><text:s/><text:span text:style-name="OrgSrcFontLockTypeFace">int</text:span>;</text:p>
      <text:p text:style-name="OrgSrcBlock"><text:s/><text:s/><text:span text:style-name="OrgSrcFontLockTypeFace">int</text:span><text:s/><text:span text:style-name="OrgSrcFontLockKeywordFace">cons</text:span><text:span text:style-name="OrgSrcFontLockKeywordFace">t</text:span><text:s/>*<text:s/><text:span text:style-name="OrgSrcFontLockVariableNameFace">a</text:span><text:s/><text:s/>=<text:s/><text:span text:style-name="OrgSrcFontLockKeywordFace">new</text:span><text:s/><text:span text:style-name="OrgSrcFontLockTypeFace">int</text:span>;<text:s/><text:s/><text:s/><text:s/><text:s/><text:s/><text:span text:style-name="OrgSrcFontLockCommentDelimiterFace">//</text:span><text:span text:style-name="OrgSrcFontLockCommentFace">Both<text:s/>give<text:s/>same<text:s/>result<text:s/>as<text:s/>const<text:s/>is<text:s/>left<text:s/>side<text:s/>of<text:s/><text:s/>*<text:s/></text:span></text:p>
      <text:p text:style-name="OrgSrcBlock"><text:s/><text:s/>*a<text:s/>=2;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/text:span><text:span text:style-name="OrgSrcFontLockCommentFace">Error<text:s/>we<text:s/>can</text:span><text:span text:style-name="OrgSrcFontLockCommentFace">'</text:span><text:span text:style-name="OrgSrcFontLockCommentFace">t<text:s/><text:s/>modify<text:s/>contant(value)<text:s/>of<text:s/>pointer</text:span></text:p>
      <text:p text:style-name="OrgSrcBlock"><text:s/><text:s/>a<text:s/>=<text:s/>(<text:span text:style-name="OrgSrcFontLockTypeFace">int</text:span>*)<text:s/>&amp;MAX_AGE;</text:p>
      <text:p text:style-name="OrgSrcBlock"><text:s/><text:s/>cout<text:s/>&lt;&lt;<text:s/>a&lt;&lt;endl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Pointer<text:s/>pointing<text:s/>to<text:s/>a<text:s/>constant<text:s/>address</text:span></text:p>
      <text:p text:style-name="OrgSrcBlock"/>
      <text:p text:style-name="OrgSrcBlock"><text:s/><text:s/><text:span text:style-name="OrgSrcFontLockTypeFace">i</text:span><text:span text:style-name="OrgSrcFontLockTypeFace">n</text:span><text:span text:style-name="OrgSrcFontLockTypeFace">t</text:span><text:s/>*<text:s/><text:span text:style-name="OrgSrcFontLockKeywordFace">const</text:span><text:s/><text:span text:style-name="OrgSrcFontLockVariableNameFace">a</text:span><text:s/>=<text:s/><text:span text:style-name="OrgSrcFontLockKeywordFace">new</text:span><text:s/><text:span text:style-name="OrgSrcFontLockTypeFace">int</text:span>;</text:p>
      <text:p text:style-name="OrgSrcBlock"><text:s/><text:s/>*a<text:s/>=<text:s/>2;</text:p>
      <text:p text:style-name="OrgSrcBlock"><text:s/><text:s/>a<text:s/>=<text:s/>(<text:span text:style-name="OrgSrcFontLockTypeFace">int</text:span>*)<text:s/>&amp;MAX_AGE;<text:s/><text:s/><text:s/><text:span text:style-name="OrgSrcFontLockCommentDelimiterFace">//<text:s/></text:span><text:span text:style-name="OrgSrcFontLockCommentFace">Error<text:s/>:<text:s/>we<text:s/>created<text:s/>pointer<text:s/>to<text:s/>point<text:s/>constant<text:s/>address<text:s/></text:span></text:p>
      <text:p text:style-name="OrgSrcBlock"><text:s/><text:s/>cout<text:s/>&lt;&lt;<text:s/>a<text:s/>&lt;&lt;<text:s/>endl;</text:p>
      <text:p text:style-name="OrgSrcBlock"/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Pointer<text:s/>pointing<text:s/>to<text:s/>a<text:s/>constant<text:s/>address<text:s/>and<text:s/>constant<text:s/>value</text:span></text:p>
      <text:p text:style-name="OrgSrcBlock"><text:s/><text:s/><text:span text:style-name="OrgSrcFontLockKeywordFace">c</text:span><text:span text:style-name="OrgSrcFontLockKeywordFace">onst</text:span><text:s/><text:span text:style-name="OrgSrcFontLockTypeFace">in</text:span><text:span text:style-name="OrgSrcFontLockTypeFace">t</text:span>*<text:s/><text:span text:style-name="OrgSrcFontLockKeywordFace">const</text:span><text:s/><text:span text:style-name="OrgSrcFontLockVariableNameFace">a</text:span><text:s/><text:s/>=<text:s/><text:span text:style-name="OrgSrcFontLockKeywordFace">new</text:span><text:s/><text:span text:style-name="OrgSrcFontLockTypeFace">int</text:span>;</text:p>
      <text:p text:style-name="OrgSrcBlock"><text:s/><text:s/><text:span text:style-name="OrgSrcFontLockTypeFace">int</text:span><text:s/><text:span text:style-name="OrgSrcFontLockKeywordFace">cons</text:span><text:span text:style-name="OrgSrcFontLockKeywordFace">t</text:span><text:s/>*<text:s/><text:span text:style-name="OrgSrcFontLockKeywordFace">const</text:span><text:s/><text:span text:style-name="OrgSrcFontLockVariableNameFace">a</text:span><text:s/>=<text:s/><text:span text:style-name="OrgSrcFontLockKeywordFace">new</text:span><text:s/><text:span text:style-name="OrgSrcFontLockTypeFace">int</text:span>;</text:p>
      <text:p text:style-name="OrgSrcBlock"><text:s/><text:s/>*a<text:s/>=<text:s/>2;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rror<text:s/>:<text:s/>we<text:s/>created<text:s/>pointer<text:s/>pointing<text:s/>to<text:s/>value</text:span></text:p>
      <text:p text:style-name="OrgSrcBlock"><text:s/><text:s/>a<text:s/>=<text:s/>(<text:span text:style-name="OrgSrcFontLockTypeFace">int</text:span>*)<text:s/>&amp;MAX_AGE;<text:s/><text:s/><text:s/><text:span text:style-name="OrgSrcFontLockCommentDelimiterFace">//<text:s/></text:span><text:span text:style-name="OrgSrcFontLockCommentFace">Error<text:s/>:<text:s/>we<text:s/>created<text:s/>pointer<text:s/>to<text:s/>point<text:s/>constant<text:s/>address<text:s/></text:span></text:p>
      <text:p text:style-name="OrgSrcBlock"><text:s/><text:s/>cout<text:s/>&lt;&lt;<text:s/>a<text:s/>&lt;&lt;<text:s/>endl;</text:p>
      <text:p text:style-name="OrgSrcBlock"/>
      <text:p text:style-name="OrgSrcBlock"><text:s/><text:s/><text:span text:style-name="OrgSrcFontLockConstantFace">std</text:span>::cin.get();</text:p>
      <text:p text:style-name="OrgSrcBlockLastLine">}</text:p>
      <text:p text:style-name="Text_20_body">html
</text:p>
      <text:p text:style-name="OrgSrcBlock">&lt;<text:span text:style-name="OrgSrcFontLockKeywordFace">!DOCTYPE</text:span><text:s/>html&gt;</text:p>
      <text:p text:style-name="OrgSrcBlock">&lt;<text:span text:style-name="OrgSrcFontLockFunctionNameFace">html</text:span>&gt;</text:p>
      <text:p text:style-name="OrgSrcBlock">&lt;<text:span text:style-name="OrgSrcFontLockFunctionNameFace">head</text:span>&gt;</text:p>
      <text:p text:style-name="OrgSrcBlock">&lt;<text:span text:style-name="OrgSrcFontLockFunctionNameFace">title</text:span>&gt;<text:span text:style-name="OrgSrcBold">Welcome<text:s/>to<text:s/>nginx!</text:span>&lt;/<text:span text:style-name="OrgSrcFontLockFunctionNameFace">title</text:span>&gt;</text:p>
      <text:p text:style-name="OrgSrcBlock">&lt;<text:span text:style-name="OrgSrcFontLockFunctionNameFace">style</text:span>&gt;</text:p>
      <text:p text:style-name="OrgSrcBlock">html<text:s/>{<text:s/>color-scheme:<text:s/>light<text:s/>dark;<text:s/>}</text:p>
      <text:p text:style-name="OrgSrcBlock">body<text:s/>{<text:s/>width:<text:s/>35em;<text:s/>margin:<text:s/>0<text:s/>auto;</text:p>
      <text:p text:style-name="OrgSrcBlock">font-family:<text:s/>Tahoma,<text:s/>Verdana,<text:s/>Arial,<text:s/>sans-serif;<text:s/>}</text:p>
      <text:p text:style-name="OrgSrcBlock">&lt;/<text:span text:style-name="OrgSrcFontLockFunctionNameFace">style</text:span>&gt;</text:p>
      <text:p text:style-name="OrgSrcBlock">&lt;/<text:span text:style-name="OrgSrcFontLockFunctionNameFace">head</text:span>&gt;</text:p>
      <text:p text:style-name="OrgSrcBlock">&lt;<text:span text:style-name="OrgSrcFontLockFunctionNameFace">body</text:span>&gt;</text:p>
      <text:p text:style-name="OrgSrcBlock">&lt;<text:span text:style-name="OrgSrcFontLockFunctionNameFace">h1</text:span>&gt;<text:span text:style-name="OrgSrcBold">Welcome<text:s/>to<text:s/>DeepAlgorithms!</text:span>&lt;/<text:span text:style-name="OrgSrcFontLockFunctionNameFace">h1</text:span>&gt;</text:p>
      <text:p text:style-name="OrgSrcBlock">&lt;<text:span text:style-name="OrgSrcFontLockFunctionNameFace">p</text:span>&gt;If<text:s/>you<text:s/>see<text:s/>this<text:s/>page,<text:s/>the<text:s/>test<text:s/>ECS<text:s/>web<text:s/>server<text:s/>is<text:s/>successfully<text:s/>installed<text:s/>and</text:p>
      <text:p text:style-name="OrgSrcBlock">working.<text:s/>Further<text:s/>configuration<text:s/>is<text:s/>required.&lt;/<text:span text:style-name="OrgSrcFontLockFunctionNameFace">p</text:span>&gt;</text:p>
      <text:p text:style-name="OrgSrcBlock"/>
      <text:p text:style-name="OrgSrcBlock">&lt;<text:span text:style-name="OrgSrcFontLockFunctionNameFace">p</text:span>&gt;For<text:s/>online<text:s/>documentation<text:s/>and<text:s/>support<text:s/>please<text:s/>refer<text:s/>to</text:p>
      <text:p text:style-name="OrgSrcBlock">&lt;<text:span text:style-name="OrgSrcFontLockFunctionNameFace">a</text:span><text:s/><text:span text:style-name="OrgSrcFontLockVariableNameFace">href</text:span>=<text:span text:style-name="OrgSrcFontLockStringFace">"http://nginx.org/"</text:span>&gt;nginx.org&lt;/<text:span text:style-name="OrgSrcFontLockFunctionNameFace">a</text:span>&gt;.&lt;<text:span text:style-name="OrgSrcFontLockFunctionNameFace">br</text:span>/&gt;</text:p>
      <text:p text:style-name="OrgSrcBlock">Commercial<text:s/>support<text:s/>is<text:s/>available<text:s/>at</text:p>
      <text:p text:style-name="OrgSrcBlock">&lt;<text:span text:style-name="OrgSrcFontLockFunctionNameFace">a</text:span><text:s/><text:span text:style-name="OrgSrcFontLockVariableNameFace">href</text:span>=<text:span text:style-name="OrgSrcFontLockStringFace">"http://nginx.com/"</text:span>&gt;nginx.com&lt;/<text:span text:style-name="OrgSrcFontLockFunctionNameFace">a</text:span>&gt;.&lt;/<text:span text:style-name="OrgSrcFontLockFunctionNameFace">p</text:span>&gt;</text:p>
      <text:p text:style-name="OrgSrcBlock"/>
      <text:p text:style-name="OrgSrcBlock">&lt;<text:span text:style-name="OrgSrcFontLockFunctionNameFace">p</text:span>&gt;&lt;<text:span text:style-name="OrgSrcFontLockFunctionNameFace">em</text:span>&gt;<text:span text:style-name="OrgSrcItalic">Thank<text:s/>you<text:s/>for<text:s/>using<text:s/>nginx.</text:span>&lt;/<text:span text:style-name="OrgSrcFontLockFunctionNameFace">em</text:span>&gt;&lt;/<text:span text:style-name="OrgSrcFontLockFunctionNameFace">p</text:span>&gt;</text:p>
      <text:p text:style-name="OrgSrcBlock">&lt;/<text:span text:style-name="OrgSrcFontLockFunctionNameFace">body</text:span>&gt;</text:p>
      <text:p text:style-name="OrgSrcBlockLastLine">&lt;/<text:span text:style-name="OrgSrcFontLockFunctionNameFace">html</text:span>&gt;</text:p>
      <text:p text:style-name="Text_20_body">css
</text:p>
      <text:p text:style-name="OrgSrcBlock"><text:span text:style-name="OrgSrcFontLockCommentDelimiterFace">/*</text:span></text:p>
      <text:p text:style-name="OrgSrcBlock"><text:span text:style-name="OrgSrcFontLockCommentFace"><text:s/>*<text:s/>I<text:s/>add<text:s/>this<text:s/>to<text:s/>html<text:s/>files<text:s/>generated<text:s/>with<text:s/>pandoc.</text:span></text:p>
      <text:p text:style-name="OrgSrcBlock"><text:span text:style-name="OrgSrcFontLockCommentFace"><text:s/>*<text:s/>source<text:s/>link<text:s/>:<text:s/>https://gist.github.com/killercup/5917178</text:span></text:p>
      <text:p text:style-name="OrgSrcBlock"><text:span text:style-name="OrgSrcFontLockCommentFace"><text:s/>*<text:s/>From<text:s/>the<text:s/>command<text:s/>line<text:s/>you<text:s/>now<text:s/>need<text:s/>to<text:s/>use<text:s/>--css=pandoc.css<text:s/>or<text:s/>-c<text:s/>pandoc.css<text:s/>not<text:s/>--css<text:s/>pandoc.css</text:span></text:p>
      <text:p text:style-name="OrgSrcBlock"><text:span text:style-name="OrgSrcFontLockCommentFace"><text:s/>*<text:s/>pandoc<text:s/>-c<text:s/>pandoc.css<text:s/>-s<text:s/>in.md<text:s/>-o<text:s/>out.html<text:s/><text:s/></text:span></text:p>
      <text:p text:style-name="OrgSrcBlock"><text:span text:style-name="OrgSrcFontLockCommentDelimiterFace"><text:s/>*/</text:span></text:p>
      <text:p text:style-name="OrgSrcBlock"/>
      <text:p text:style-name="OrgSrcBlock"><text:span text:style-name="OrgSrcCssSelector">html<text:s/></text:span>{</text:p>
      <text:p text:style-name="OrgSrcBlock"><text:s/><text:s/><text:span text:style-name="OrgSrcCssProperty">font-size</text:span>:<text:s/>100%;</text:p>
      <text:p text:style-name="OrgSrcBlock"><text:s/><text:s/><text:span text:style-name="OrgSrcCssProperty">overflow-y</text:span>:<text:s/>scroll;</text:p>
      <text:p text:style-name="OrgSrcBlock"><text:s/><text:s/><text:span text:style-name="OrgSrcCssProprietaryProperty">-webkit-text-size-adjust</text:span>:<text:s/>100%;</text:p>
      <text:p text:style-name="OrgSrcBlock"><text:s/><text:s/><text:span text:style-name="OrgSrcCssProprietaryProperty">-ms-text-size-adjust</text:span>:<text:s/>100%;</text:p>
      <text:p text:style-name="OrgSrcBlock">}</text:p>
      <text:p text:style-name="OrgSrcBlock"/>
      <text:p text:style-name="OrgSrcBlock"><text:span text:style-name="OrgSrcCssSelector">body<text:s/></text:span>{</text:p>
      <text:p text:style-name="OrgSrcBlock"><text:s/><text:s/><text:span text:style-name="OrgSrcCssProperty">color</text:span>:<text:s/><text:span text:style-name="OrgSrcDefault0000">#444</text:span>;</text:p>
      <text:p text:style-name="OrgSrcBlock"><text:s/><text:s/><text:span text:style-name="OrgSrcCssProperty">font-family</text:span>:<text:s/>Georgia,<text:s/>Palatino,<text:s/><text:span text:style-name="OrgSrcFontLockStringFace">'Palatino<text:s/>Linotype'</text:span>,<text:s/>Times,<text:s/><text:span text:style-name="OrgSrcFontLockStringFace">'Times<text:s/>New<text:s/>Roman'</text:span>,<text:s/>serif;</text:p>
      <text:p text:style-name="OrgSrcBlock"><text:s/><text:s/><text:span text:style-name="OrgSrcCssProperty">font-size</text:span>:<text:s/>12px;</text:p>
      <text:p text:style-name="OrgSrcBlock"><text:s/><text:s/><text:span text:style-name="OrgSrcCssProperty">line-height</text:span>:<text:s/>1.7;</text:p>
      <text:p text:style-name="OrgSrcBlock"><text:s/><text:s/><text:span text:style-name="OrgSrcCssProperty">padding</text:span>:<text:s/>1em;</text:p>
      <text:p text:style-name="OrgSrcBlock"><text:s/><text:s/><text:span text:style-name="OrgSrcCssProperty">margin</text:span>:<text:s/>auto;</text:p>
      <text:p text:style-name="OrgSrcBlock"><text:s/><text:s/><text:span text:style-name="OrgSrcCssProperty">max-width</text:span>:<text:s/>42em;</text:p>
      <text:p text:style-name="OrgSrcBlock"><text:s/><text:s/><text:span text:style-name="OrgSrcCssProperty">background</text:span>:<text:s/><text:span text:style-name="OrgSrcDefault0001">#fefefe</text:span>;</text:p>
      <text:p text:style-name="OrgSrcBlock">}</text:p>
      <text:p text:style-name="OrgSrcBlock"/>
      <text:p text:style-name="OrgSrcBlock"><text:span text:style-name="OrgSrcCssSelector">a<text:s/></text:span>{</text:p>
      <text:p text:style-name="OrgSrcBlock"><text:s/><text:s/><text:span text:style-name="OrgSrcCssProperty">color</text:span>:<text:s/><text:span text:style-name="OrgSrcDefault0002">#0645ad</text:span>;</text:p>
      <text:p text:style-name="OrgSrcBlock"><text:s/><text:s/><text:span text:style-name="OrgSrcCssProperty">text-decoration</text:span>:<text:s/>none;</text:p>
      <text:p text:style-name="OrgSrcBlock">}</text:p>
      <text:p text:style-name="OrgSrcBlock"/>
      <text:p text:style-name="OrgSrcBlock"><text:span text:style-name="OrgSrcCssSelector">a:visited<text:s/></text:span>{</text:p>
      <text:p text:style-name="OrgSrcBlock"><text:s/><text:s/><text:span text:style-name="OrgSrcCssProperty">color</text:span>:<text:s/><text:span text:style-name="OrgSrcDefault0003">#0b0080</text:span>;</text:p>
      <text:p text:style-name="OrgSrcBlock">}</text:p>
      <text:p text:style-name="OrgSrcBlock"/>
      <text:p text:style-name="OrgSrcBlock"><text:span text:style-name="OrgSrcCssSelector">a:hover<text:s/></text:span>{</text:p>
      <text:p text:style-name="OrgSrcBlock"><text:s/><text:s/><text:span text:style-name="OrgSrcCssProperty">color</text:span>:<text:s/><text:span text:style-name="OrgSrcDefault0004">#06e</text:span>;</text:p>
      <text:p text:style-name="OrgSrcBlock">}</text:p>
      <text:p text:style-name="OrgSrcBlock"/>
      <text:p text:style-name="OrgSrcBlock"><text:span text:style-name="OrgSrcCssSelector">a:active<text:s/></text:span>{</text:p>
      <text:p text:style-name="OrgSrcBlock"><text:s/><text:s/><text:span text:style-name="OrgSrcCssProperty">color</text:span>:<text:s/><text:span text:style-name="OrgSrcDefault0005">#faa700</text:span>;</text:p>
      <text:p text:style-name="OrgSrcBlock">}</text:p>
      <text:p text:style-name="OrgSrcBlock"/>
      <text:p text:style-name="OrgSrcBlock"><text:span text:style-name="OrgSrcCssSelector">a:focus<text:s/></text:span>{</text:p>
      <text:p text:style-name="OrgSrcBlock"><text:s/><text:s/><text:span text:style-name="OrgSrcCssProperty">outline</text:span>:<text:s/>thin<text:s/>dotted;</text:p>
      <text:p text:style-name="OrgSrcBlock">}</text:p>
      <text:p text:style-name="OrgSrcBlock"/>
      <text:p text:style-name="OrgSrcBlock">*::-moz-selection<text:s/>{</text:p>
      <text:p text:style-name="OrgSrcBlock"><text:s/><text:s/><text:span text:style-name="OrgSrcCssProperty">background</text:span>:<text:s/><text:span text:style-name="OrgSrcDefault0006">rgba(255,<text:s/>255,<text:s/>0,<text:s/>0.3)</text:span>;</text:p>
      <text:p text:style-name="OrgSrcBlock"><text:s/><text:s/><text:span text:style-name="OrgSrcCssProperty">color</text:span>:<text:s/><text:span text:style-name="OrgSrcDefault0007">#000</text:span>;</text:p>
      <text:p text:style-name="OrgSrcBlock">}</text:p>
      <text:p text:style-name="OrgSrcBlock"/>
      <text:p text:style-name="OrgSrcBlock"><text:span text:style-name="OrgSrcCssSelector">*::selection<text:s/></text:span>{</text:p>
      <text:p text:style-name="OrgSrcBlock"><text:s/><text:s/><text:span text:style-name="OrgSrcCssProperty">background</text:span>:<text:s/><text:span text:style-name="OrgSrcDefault0006">rgba(255,<text:s/>255,<text:s/>0,<text:s/>0.3)</text:span>;</text:p>
      <text:p text:style-name="OrgSrcBlock"><text:s/><text:s/><text:span text:style-name="OrgSrcCssProperty">color</text:span>:<text:s/><text:span text:style-name="OrgSrcDefault0007">#000</text:span>;</text:p>
      <text:p text:style-name="OrgSrcBlock">}</text:p>
      <text:p text:style-name="OrgSrcBlock"/>
      <text:p text:style-name="OrgSrcBlock"><text:span text:style-name="OrgSrcCssProperty">a</text:span>::-moz-selection<text:s/>{</text:p>
      <text:p text:style-name="OrgSrcBlock"><text:s/><text:s/><text:span text:style-name="OrgSrcCssProperty">background</text:span>:<text:s/><text:span text:style-name="OrgSrcDefault0006">rgba(255,<text:s/>255,<text:s/>0,<text:s/>0.3)</text:span>;</text:p>
      <text:p text:style-name="OrgSrcBlock"><text:s/><text:s/><text:span text:style-name="OrgSrcCssProperty">color</text:span>:<text:s/><text:span text:style-name="OrgSrcDefault0002">#0645ad</text:span>;</text:p>
      <text:p text:style-name="OrgSrcBlock">}</text:p>
      <text:p text:style-name="OrgSrcBlock"/>
      <text:p text:style-name="OrgSrcBlock"><text:span text:style-name="OrgSrcCssSelector">a::selection<text:s/></text:span>{</text:p>
      <text:p text:style-name="OrgSrcBlock"><text:s/><text:s/><text:span text:style-name="OrgSrcCssProperty">background</text:span>:<text:s/><text:span text:style-name="OrgSrcDefault0006">rgba(255,<text:s/>255,<text:s/>0,<text:s/>0.3)</text:span>;</text:p>
      <text:p text:style-name="OrgSrcBlock"><text:s/><text:s/><text:span text:style-name="OrgSrcCssProperty">color</text:span>:<text:s/><text:span text:style-name="OrgSrcDefault0002">#0645ad</text:span>;</text:p>
      <text:p text:style-name="OrgSrcBlock">}</text:p>
      <text:p text:style-name="OrgSrcBlock"/>
      <text:p text:style-name="OrgSrcBlock"><text:span text:style-name="OrgSrcCssSelector">p<text:s/></text:span>{</text:p>
      <text:p text:style-name="OrgSrcBlock"><text:s/><text:s/><text:span text:style-name="OrgSrcCssProperty">margin</text:span>:<text:s/>1em<text:s/>0;</text:p>
      <text:p text:style-name="OrgSrcBlock">}</text:p>
      <text:p text:style-name="OrgSrcBlock"/>
      <text:p text:style-name="OrgSrcBlock"><text:span text:style-name="OrgSrcCssSelector">img<text:s/></text:span>{</text:p>
      <text:p text:style-name="OrgSrcBlock"><text:s/><text:s/><text:span text:style-name="OrgSrcCssProperty">max-width</text:span>:<text:s/>100%;</text:p>
      <text:p text:style-name="OrgSrcBlock">}</text:p>
      <text:p text:style-name="OrgSrcBlock"/>
      <text:p text:style-name="OrgSrcBlock"><text:span text:style-name="OrgSrcCssSelector">h1,<text:s/>h2,<text:s/>h3,<text:s/>h4,<text:s/>h5,<text:s/>h6<text:s/></text:span>{</text:p>
      <text:p text:style-name="OrgSrcBlock"><text:s/><text:s/><text:span text:style-name="OrgSrcCssProperty">color</text:span>:<text:s/><text:span text:style-name="OrgSrcDefault0008">#111</text:span>;</text:p>
      <text:p text:style-name="OrgSrcBlock"><text:s/><text:s/><text:span text:style-name="OrgSrcCssProperty">line-height</text:span>:<text:s/>125%;</text:p>
      <text:p text:style-name="OrgSrcBlock"><text:s/><text:s/><text:span text:style-name="OrgSrcCssProperty">margin-top</text:span>:<text:s/>2em;</text:p>
      <text:p text:style-name="OrgSrcBlock"><text:s/><text:s/><text:span text:style-name="OrgSrcCssProperty">font-weight</text:span>:<text:s/>normal;</text:p>
      <text:p text:style-name="OrgSrcBlock">}</text:p>
      <text:p text:style-name="OrgSrcBlock"/>
      <text:p text:style-name="OrgSrcBlock"><text:span text:style-name="OrgSrcCssSelector">h4,<text:s/>h5,<text:s/>h6<text:s/></text:span>{</text:p>
      <text:p text:style-name="OrgSrcBlock"><text:s/><text:s/><text:span text:style-name="OrgSrcCssProperty">font-weight</text:span>:<text:s/>bold;</text:p>
      <text:p text:style-name="OrgSrcBlock">}</text:p>
      <text:p text:style-name="OrgSrcBlock"/>
      <text:p text:style-name="OrgSrcBlock"><text:span text:style-name="OrgSrcCssSelector">h1<text:s/></text:span>{</text:p>
      <text:p text:style-name="OrgSrcBlock"><text:s/><text:s/><text:span text:style-name="OrgSrcCssProperty">font-size</text:span>:<text:s/>2.5em;</text:p>
      <text:p text:style-name="OrgSrcBlock">}</text:p>
      <text:p text:style-name="OrgSrcBlock"/>
      <text:p text:style-name="OrgSrcBlock"><text:span text:style-name="OrgSrcCssSelector">h2<text:s/></text:span>{</text:p>
      <text:p text:style-name="OrgSrcBlock"><text:s/><text:s/><text:span text:style-name="OrgSrcCssProperty">font-size</text:span>:<text:s/>2em;</text:p>
      <text:p text:style-name="OrgSrcBlock">}</text:p>
      <text:p text:style-name="OrgSrcBlock"/>
      <text:p text:style-name="OrgSrcBlock"><text:span text:style-name="OrgSrcCssSelector">h3<text:s/></text:span>{</text:p>
      <text:p text:style-name="OrgSrcBlock"><text:s/><text:s/><text:span text:style-name="OrgSrcCssProperty">font-size</text:span>:<text:s/>1.5em;</text:p>
      <text:p text:style-name="OrgSrcBlock">}</text:p>
      <text:p text:style-name="OrgSrcBlock"/>
      <text:p text:style-name="OrgSrcBlock"><text:span text:style-name="OrgSrcCssSelector">h4<text:s/></text:span>{</text:p>
      <text:p text:style-name="OrgSrcBlock"><text:s/><text:s/><text:span text:style-name="OrgSrcCssProperty">font-size</text:span>:<text:s/>1.2em;</text:p>
      <text:p text:style-name="OrgSrcBlock">}</text:p>
      <text:p text:style-name="OrgSrcBlock"/>
      <text:p text:style-name="OrgSrcBlock"><text:span text:style-name="OrgSrcCssSelector">h5<text:s/></text:span>{</text:p>
      <text:p text:style-name="OrgSrcBlock"><text:s/><text:s/><text:span text:style-name="OrgSrcCssProperty">font-size</text:span>:<text:s/>1em;</text:p>
      <text:p text:style-name="OrgSrcBlock">}</text:p>
      <text:p text:style-name="OrgSrcBlock"/>
      <text:p text:style-name="OrgSrcBlock"><text:span text:style-name="OrgSrcCssSelector">h6<text:s/></text:span>{</text:p>
      <text:p text:style-name="OrgSrcBlock"><text:s/><text:s/><text:span text:style-name="OrgSrcCssProperty">font-size</text:span>:<text:s/>0.9em;</text:p>
      <text:p text:style-name="OrgSrcBlock">}</text:p>
      <text:p text:style-name="OrgSrcBlock"/>
      <text:p text:style-name="OrgSrcBlock"><text:span text:style-name="OrgSrcCssSelector">blockquote<text:s/></text:span>{</text:p>
      <text:p text:style-name="OrgSrcBlock"><text:s/><text:s/><text:span text:style-name="OrgSrcCssProperty">color</text:span>:<text:s/><text:span text:style-name="OrgSrcDefault0009">#666666</text:span>;</text:p>
      <text:p text:style-name="OrgSrcBlock"><text:s/><text:s/><text:span text:style-name="OrgSrcCssProperty">margin</text:span>:<text:s/>0;</text:p>
      <text:p text:style-name="OrgSrcBlock"><text:s/><text:s/><text:span text:style-name="OrgSrcCssProperty">padding-left</text:span>:<text:s/>3em;</text:p>
      <text:p text:style-name="OrgSrcBlock"><text:s/><text:s/><text:span text:style-name="OrgSrcCssProperty">border-left</text:span>:<text:s/>0.5em<text:s/><text:span text:style-name="OrgSrcDefault0010">#EEE</text:span><text:s/>solid;</text:p>
      <text:p text:style-name="OrgSrcBlock">}</text:p>
      <text:p text:style-name="OrgSrcBlock"/>
      <text:p text:style-name="OrgSrcBlock"><text:span text:style-name="OrgSrcCssSelector">hr<text:s/></text:span>{</text:p>
      <text:p text:style-name="OrgSrcBlock"><text:s/><text:s/><text:span text:style-name="OrgSrcCssProperty">display</text:span>:<text:s/>block;</text:p>
      <text:p text:style-name="OrgSrcBlock"><text:s/><text:s/><text:span text:style-name="OrgSrcCssProperty">height</text:span>:<text:s/>2px;</text:p>
      <text:p text:style-name="OrgSrcBlock"><text:s/><text:s/><text:span text:style-name="OrgSrcCssProperty">border</text:span>:<text:s/>0;</text:p>
      <text:p text:style-name="OrgSrcBlock"><text:s/><text:s/><text:span text:style-name="OrgSrcCssProperty">border-top</text:span>:<text:s/>1px<text:s/>solid<text:s/><text:span text:style-name="OrgSrcDefault0011">#aaa</text:span>;</text:p>
      <text:p text:style-name="OrgSrcBlock"><text:s/><text:s/><text:span text:style-name="OrgSrcCssProperty">border-bottom</text:span>:<text:s/>1px<text:s/>solid<text:s/><text:span text:style-name="OrgSrcDefault0012">#eee</text:span>;</text:p>
      <text:p text:style-name="OrgSrcBlock"><text:s/><text:s/><text:span text:style-name="OrgSrcCssProperty">margin</text:span>:<text:s/>1em<text:s/>0;</text:p>
      <text:p text:style-name="OrgSrcBlock"><text:s/><text:s/><text:span text:style-name="OrgSrcCssProperty">padding</text:span>:<text:s/>0;</text:p>
      <text:p text:style-name="OrgSrcBlock">}</text:p>
      <text:p text:style-name="OrgSrcBlock"/>
      <text:p text:style-name="OrgSrcBlock"><text:span text:style-name="OrgSrcCssSelector">pre,<text:s/>code,<text:s/>kbd,<text:s/>samp<text:s/></text:span>{</text:p>
      <text:p text:style-name="OrgSrcBlock"><text:s/><text:s/><text:span text:style-name="OrgSrcCssProperty">color</text:span>:<text:s/><text:span text:style-name="OrgSrcDefault0007">#000</text:span>;</text:p>
      <text:p text:style-name="OrgSrcBlock"><text:s/><text:s/><text:span text:style-name="OrgSrcCssProperty">font-family</text:span>:<text:s/>monospace,<text:s/>monospace;</text:p>
      <text:p text:style-name="OrgSrcBlock"><text:s/><text:s/>_font-family:<text:s/><text:span text:style-name="OrgSrcFontLockStringFace">'courier<text:s/>new'</text:span>,<text:s/>monospace;</text:p>
      <text:p text:style-name="OrgSrcBlock"><text:s/><text:s/><text:span text:style-name="OrgSrcCssProperty">font-size</text:span>:<text:s/>0.98em;</text:p>
      <text:p text:style-name="OrgSrcBlock">}</text:p>
      <text:p text:style-name="OrgSrcBlock"/>
      <text:p text:style-name="OrgSrcBlock"><text:span text:style-name="OrgSrcCssSelector">pre<text:s/></text:span>{</text:p>
      <text:p text:style-name="OrgSrcBlock"><text:s/><text:s/><text:span text:style-name="OrgSrcCssProperty">white-space</text:span>:<text:s/>pre;</text:p>
      <text:p text:style-name="OrgSrcBlock"><text:s/><text:s/><text:span text:style-name="OrgSrcCssProperty">white-space</text:span>:<text:s/>pre-wrap;</text:p>
      <text:p text:style-name="OrgSrcBlock"><text:s/><text:s/><text:span text:style-name="OrgSrcCssProperty">word-wrap</text:span>:<text:s/>break-word;</text:p>
      <text:p text:style-name="OrgSrcBlock">}</text:p>
      <text:p text:style-name="OrgSrcBlock"/>
      <text:p text:style-name="OrgSrcBlock"><text:span text:style-name="OrgSrcCssSelector">b,<text:s/>strong<text:s/></text:span>{</text:p>
      <text:p text:style-name="OrgSrcBlock"><text:s/><text:s/><text:span text:style-name="OrgSrcCssProperty">font-weight</text:span>:<text:s/>bold;</text:p>
      <text:p text:style-name="OrgSrcBlock">}</text:p>
      <text:p text:style-name="OrgSrcBlock"/>
      <text:p text:style-name="OrgSrcBlock"><text:span text:style-name="OrgSrcCssSelector">dfn<text:s/></text:span>{</text:p>
      <text:p text:style-name="OrgSrcBlock"><text:s/><text:s/><text:span text:style-name="OrgSrcCssProperty">font-style</text:span>:<text:s/>italic;</text:p>
      <text:p text:style-name="OrgSrcBlock">}</text:p>
      <text:p text:style-name="OrgSrcBlock"/>
      <text:p text:style-name="OrgSrcBlock"><text:span text:style-name="OrgSrcCssSelector">ins<text:s/></text:span>{</text:p>
      <text:p text:style-name="OrgSrcBlock"><text:s/><text:s/><text:span text:style-name="OrgSrcCssProperty">background</text:span>:<text:s/><text:span text:style-name="OrgSrcDefault0013">#ff9</text:span>;</text:p>
      <text:p text:style-name="OrgSrcBlock"><text:s/><text:s/><text:span text:style-name="OrgSrcCssProperty">color</text:span>:<text:s/><text:span text:style-name="OrgSrcDefault0007">#000</text:span>;</text:p>
      <text:p text:style-name="OrgSrcBlock"><text:s/><text:s/><text:span text:style-name="OrgSrcCssProperty">text-decoration</text:span>:<text:s/>none;</text:p>
      <text:p text:style-name="OrgSrcBlock">}</text:p>
      <text:p text:style-name="OrgSrcBlock"/>
      <text:p text:style-name="OrgSrcBlock"><text:span text:style-name="OrgSrcCssSelector">mark<text:s/></text:span>{</text:p>
      <text:p text:style-name="OrgSrcBlock"><text:s/><text:s/><text:span text:style-name="OrgSrcCssProperty">background</text:span>:<text:s/><text:span text:style-name="OrgSrcDefault0014">#ff0</text:span>;</text:p>
      <text:p text:style-name="OrgSrcBlock"><text:s/><text:s/><text:span text:style-name="OrgSrcCssProperty">color</text:span>:<text:s/><text:span text:style-name="OrgSrcDefault0007">#000</text:span>;</text:p>
      <text:p text:style-name="OrgSrcBlock"><text:s/><text:s/><text:span text:style-name="OrgSrcCssProperty">font-style</text:span>:<text:s/>italic;</text:p>
      <text:p text:style-name="OrgSrcBlock"><text:s/><text:s/><text:span text:style-name="OrgSrcCssProperty">font-weight</text:span>:<text:s/>bold;</text:p>
      <text:p text:style-name="OrgSrcBlock">}</text:p>
      <text:p text:style-name="OrgSrcBlock"/>
      <text:p text:style-name="OrgSrcBlock"><text:span text:style-name="OrgSrcCssSelector">sub,<text:s/>sup<text:s/></text:span>{</text:p>
      <text:p text:style-name="OrgSrcBlock"><text:s/><text:s/><text:span text:style-name="OrgSrcCssProperty">font-size</text:span>:<text:s/>75%;</text:p>
      <text:p text:style-name="OrgSrcBlock"><text:s/><text:s/><text:span text:style-name="OrgSrcCssProperty">line-height</text:span>:<text:s/>0;</text:p>
      <text:p text:style-name="OrgSrcBlock"><text:s/><text:s/><text:span text:style-name="OrgSrcCssProperty">position</text:span>:<text:s/>relative;</text:p>
      <text:p text:style-name="OrgSrcBlock"><text:s/><text:s/><text:span text:style-name="OrgSrcCssProperty">vertical-align</text:span>:<text:s/>baseline;</text:p>
      <text:p text:style-name="OrgSrcBlock">}</text:p>
      <text:p text:style-name="OrgSrcBlock"/>
      <text:p text:style-name="OrgSrcBlock"><text:span text:style-name="OrgSrcCssSelector">sup<text:s/></text:span>{</text:p>
      <text:p text:style-name="OrgSrcBlock"><text:s/><text:s/><text:span text:style-name="OrgSrcCssProperty">top</text:span>:<text:s/>-0.5em;</text:p>
      <text:p text:style-name="OrgSrcBlock">}</text:p>
      <text:p text:style-name="OrgSrcBlock"/>
      <text:p text:style-name="OrgSrcBlock"><text:span text:style-name="OrgSrcCssSelector">sub<text:s/></text:span>{</text:p>
      <text:p text:style-name="OrgSrcBlock"><text:s/><text:s/><text:span text:style-name="OrgSrcCssProperty">bottom</text:span>:<text:s/>-0.25em;</text:p>
      <text:p text:style-name="OrgSrcBlock">}</text:p>
      <text:p text:style-name="OrgSrcBlock"/>
      <text:p text:style-name="OrgSrcBlock"><text:span text:style-name="OrgSrcCssSelector">ul,<text:s/>ol<text:s/></text:span>{</text:p>
      <text:p text:style-name="OrgSrcBlock"><text:s/><text:s/><text:span text:style-name="OrgSrcCssProperty">margin</text:span>:<text:s/>1em<text:s/>0;</text:p>
      <text:p text:style-name="OrgSrcBlock"><text:s/><text:s/><text:span text:style-name="OrgSrcCssProperty">padding</text:span>:<text:s/>0<text:s/>0<text:s/>0<text:s/>2em;</text:p>
      <text:p text:style-name="OrgSrcBlock">}</text:p>
      <text:p text:style-name="OrgSrcBlock"/>
      <text:p text:style-name="OrgSrcBlock"><text:span text:style-name="OrgSrcCssSelector">li<text:s/>p:last-child<text:s/></text:span>{</text:p>
      <text:p text:style-name="OrgSrcBlock"><text:s/><text:s/><text:span text:style-name="OrgSrcCssProperty">margin-bottom</text:span>:<text:s/>0;</text:p>
      <text:p text:style-name="OrgSrcBlock">}</text:p>
      <text:p text:style-name="OrgSrcBlock"/>
      <text:p text:style-name="OrgSrcBlock"><text:span text:style-name="OrgSrcCssSelector">ul<text:s/>ul,<text:s/>ol<text:s/>ol<text:s/></text:span>{</text:p>
      <text:p text:style-name="OrgSrcBlock"><text:s/><text:s/><text:span text:style-name="OrgSrcCssProperty">margin</text:span>:<text:s/>.3em<text:s/>0;</text:p>
      <text:p text:style-name="OrgSrcBlock">}</text:p>
      <text:p text:style-name="OrgSrcBlock"/>
      <text:p text:style-name="OrgSrcBlock"><text:span text:style-name="OrgSrcCssSelector">dl<text:s/></text:span>{</text:p>
      <text:p text:style-name="OrgSrcBlock"><text:s/><text:s/><text:span text:style-name="OrgSrcCssProperty">margin-bottom</text:span>:<text:s/>1em;</text:p>
      <text:p text:style-name="OrgSrcBlock">}</text:p>
      <text:p text:style-name="OrgSrcBlock"/>
      <text:p text:style-name="OrgSrcBlock"><text:span text:style-name="OrgSrcCssSelector">dt<text:s/></text:span>{</text:p>
      <text:p text:style-name="OrgSrcBlock"><text:s/><text:s/><text:span text:style-name="OrgSrcCssProperty">font-weight</text:span>:<text:s/>bold;</text:p>
      <text:p text:style-name="OrgSrcBlock"><text:s/><text:s/><text:span text:style-name="OrgSrcCssProperty">margin-bottom</text:span>:<text:s/>.8em;</text:p>
      <text:p text:style-name="OrgSrcBlock">}</text:p>
      <text:p text:style-name="OrgSrcBlock"/>
      <text:p text:style-name="OrgSrcBlock"><text:span text:style-name="OrgSrcCssSelector">dd<text:s/></text:span>{</text:p>
      <text:p text:style-name="OrgSrcBlock"><text:s/><text:s/><text:span text:style-name="OrgSrcCssProperty">margin</text:span>:<text:s/>0<text:s/>0<text:s/>.8em<text:s/>2em;</text:p>
      <text:p text:style-name="OrgSrcBlock">}</text:p>
      <text:p text:style-name="OrgSrcBlock"/>
      <text:p text:style-name="OrgSrcBlock"><text:span text:style-name="OrgSrcCssSelector">dd:last-child<text:s/></text:span>{</text:p>
      <text:p text:style-name="OrgSrcBlock"><text:s/><text:s/><text:span text:style-name="OrgSrcCssProperty">margin-bottom</text:span>:<text:s/>0;</text:p>
      <text:p text:style-name="OrgSrcBlock">}</text:p>
      <text:p text:style-name="OrgSrcBlock"/>
      <text:p text:style-name="OrgSrcBlock"><text:span text:style-name="OrgSrcCssSelector">img<text:s/></text:span>{</text:p>
      <text:p text:style-name="OrgSrcBlock"><text:s/><text:s/><text:span text:style-name="OrgSrcCssProperty">border</text:span>:<text:s/>0;</text:p>
      <text:p text:style-name="OrgSrcBlock"><text:s/><text:s/><text:span text:style-name="OrgSrcCssProprietaryProperty">-ms-interpolation-mode</text:span>:<text:s/>bicubic;</text:p>
      <text:p text:style-name="OrgSrcBlock"><text:s/><text:s/><text:span text:style-name="OrgSrcCssProperty">vertical-align</text:span>:<text:s/>middle;</text:p>
      <text:p text:style-name="OrgSrcBlock">}</text:p>
      <text:p text:style-name="OrgSrcBlock"/>
      <text:p text:style-name="OrgSrcBlock"><text:span text:style-name="OrgSrcCssSelector">figure<text:s/></text:span>{</text:p>
      <text:p text:style-name="OrgSrcBlock"><text:s/><text:s/><text:span text:style-name="OrgSrcCssProperty">display</text:span>:<text:s/>block;</text:p>
      <text:p text:style-name="OrgSrcBlock"><text:s/><text:s/><text:span text:style-name="OrgSrcCssProperty">text-align</text:span>:<text:s/>center;</text:p>
      <text:p text:style-name="OrgSrcBlock"><text:s/><text:s/><text:span text:style-name="OrgSrcCssProperty">margin</text:span>:<text:s/>1em<text:s/>0;</text:p>
      <text:p text:style-name="OrgSrcBlock">}</text:p>
      <text:p text:style-name="OrgSrcBlock"/>
      <text:p text:style-name="OrgSrcBlock"><text:span text:style-name="OrgSrcCssSelector">figure<text:s/>img<text:s/></text:span>{</text:p>
      <text:p text:style-name="OrgSrcBlock"><text:s/><text:s/><text:span text:style-name="OrgSrcCssProperty">border</text:span>:<text:s/>none;</text:p>
      <text:p text:style-name="OrgSrcBlock"><text:s/><text:s/><text:span text:style-name="OrgSrcCssProperty">margin</text:span>:<text:s/>0<text:s/>auto;</text:p>
      <text:p text:style-name="OrgSrcBlock">}</text:p>
      <text:p text:style-name="OrgSrcBlock"/>
      <text:p text:style-name="OrgSrcBlock"><text:span text:style-name="OrgSrcCssSelector">figcaption<text:s/></text:span>{</text:p>
      <text:p text:style-name="OrgSrcBlock"><text:s/><text:s/><text:span text:style-name="OrgSrcCssProperty">font-size</text:span>:<text:s/>0.8em;</text:p>
      <text:p text:style-name="OrgSrcBlock"><text:s/><text:s/><text:span text:style-name="OrgSrcCssProperty">font-style</text:span>:<text:s/>italic;</text:p>
      <text:p text:style-name="OrgSrcBlock"><text:s/><text:s/><text:span text:style-name="OrgSrcCssProperty">margin</text:span>:<text:s/>0<text:s/>0<text:s/>.8em;</text:p>
      <text:p text:style-name="OrgSrcBlock">}</text:p>
      <text:p text:style-name="OrgSrcBlock"/>
      <text:p text:style-name="OrgSrcBlock"><text:span text:style-name="OrgSrcCssSelector">table<text:s/></text:span>{</text:p>
      <text:p text:style-name="OrgSrcBlock"><text:s/><text:s/><text:span text:style-name="OrgSrcCssProperty">margin-bottom</text:span>:<text:s/>2em;</text:p>
      <text:p text:style-name="OrgSrcBlock"><text:s/><text:s/><text:span text:style-name="OrgSrcCssProperty">border-bottom</text:span>:<text:s/>1px<text:s/>solid<text:s/><text:span text:style-name="OrgSrcDefault0015">#ddd</text:span>;</text:p>
      <text:p text:style-name="OrgSrcBlock"><text:s/><text:s/><text:span text:style-name="OrgSrcCssProperty">border-right</text:span>:<text:s/>1px<text:s/>solid<text:s/><text:span text:style-name="OrgSrcDefault0015">#ddd</text:span>;</text:p>
      <text:p text:style-name="OrgSrcBlock"><text:s/><text:s/><text:span text:style-name="OrgSrcCssProperty">border-spacing</text:span>:<text:s/>0;</text:p>
      <text:p text:style-name="OrgSrcBlock"><text:s/><text:s/><text:span text:style-name="OrgSrcCssProperty">border-collapse</text:span>:<text:s/>collapse;</text:p>
      <text:p text:style-name="OrgSrcBlock">}</text:p>
      <text:p text:style-name="OrgSrcBlock"/>
      <text:p text:style-name="OrgSrcBlock"><text:span text:style-name="OrgSrcCssSelector">table<text:s/>th<text:s/></text:span>{</text:p>
      <text:p text:style-name="OrgSrcBlock"><text:s/><text:s/><text:span text:style-name="OrgSrcCssProperty">padding</text:span>:<text:s/>.2em<text:s/>1em;</text:p>
      <text:p text:style-name="OrgSrcBlock"><text:s/><text:s/><text:span text:style-name="OrgSrcCssProperty">background-color</text:span>:<text:s/><text:span text:style-name="OrgSrcDefault0012">#eee</text:span>;</text:p>
      <text:p text:style-name="OrgSrcBlock"><text:s/><text:s/><text:span text:style-name="OrgSrcCssProperty">border-top</text:span>:<text:s/>1px<text:s/>solid<text:s/><text:span text:style-name="OrgSrcDefault0015">#ddd</text:span>;</text:p>
      <text:p text:style-name="OrgSrcBlock"><text:s/><text:s/><text:span text:style-name="OrgSrcCssProperty">border-left</text:span>:<text:s/>1px<text:s/>solid<text:s/><text:span text:style-name="OrgSrcDefault0015">#ddd</text:span>;</text:p>
      <text:p text:style-name="OrgSrcBlock">}</text:p>
      <text:p text:style-name="OrgSrcBlock"/>
      <text:p text:style-name="OrgSrcBlock"><text:span text:style-name="OrgSrcCssSelector">table<text:s/>td<text:s/></text:span>{</text:p>
      <text:p text:style-name="OrgSrcBlock"><text:s/><text:s/><text:span text:style-name="OrgSrcCssProperty">padding</text:span>:<text:s/>.2em<text:s/>1em;</text:p>
      <text:p text:style-name="OrgSrcBlock"><text:s/><text:s/><text:span text:style-name="OrgSrcCssProperty">border-top</text:span>:<text:s/>1px<text:s/>solid<text:s/><text:span text:style-name="OrgSrcDefault0015">#ddd</text:span>;</text:p>
      <text:p text:style-name="OrgSrcBlock"><text:s/><text:s/><text:span text:style-name="OrgSrcCssProperty">border-left</text:span>:<text:s/>1px<text:s/>solid<text:s/><text:span text:style-name="OrgSrcDefault0015">#ddd</text:span>;</text:p>
      <text:p text:style-name="OrgSrcBlock"><text:s/><text:s/><text:span text:style-name="OrgSrcCssProperty">vertical-align</text:span>:<text:s/>top;</text:p>
      <text:p text:style-name="OrgSrcBlock">}</text:p>
      <text:p text:style-name="OrgSrcBlock"/>
      <text:p text:style-name="OrgSrcBlock"><text:span text:style-name="OrgSrcCssSelector">.author<text:s/></text:span>{</text:p>
      <text:p text:style-name="OrgSrcBlock"><text:s/><text:s/><text:span text:style-name="OrgSrcCssProperty">font-size</text:span>:<text:s/>1.2em;</text:p>
      <text:p text:style-name="OrgSrcBlock"><text:s/><text:s/><text:span text:style-name="OrgSrcCssProperty">text-align</text:span>:<text:s/>center;</text:p>
      <text:p text:style-name="OrgSrcBlock">}</text:p>
      <text:p text:style-name="OrgSrcBlock"/>
      <text:p text:style-name="OrgSrcBlock"><text:span text:style-name="OrgSrcFontLockBuiltinFace">@media</text:span><text:s/>only<text:s/>screen<text:s/>and<text:s/>(min-width:<text:s/>480px)<text:s/>{</text:p>
      <text:p text:style-name="OrgSrcBlock"><text:s/><text:s/><text:span text:style-name="OrgSrcCssSelector">body<text:s/></text:span>{</text:p>
      <text:p text:style-name="OrgSrcBlock"><text:s/><text:s/><text:s/><text:s/><text:span text:style-name="OrgSrcCssProperty">font-size</text:span>:<text:s/>14px;</text:p>
      <text:p text:style-name="OrgSrcBlock"><text:s/><text:s/>}</text:p>
      <text:p text:style-name="OrgSrcBlock">}</text:p>
      <text:p text:style-name="OrgSrcBlock"><text:span text:style-name="OrgSrcFontLockBuiltinFace">@media</text:span><text:s/>only<text:s/>screen<text:s/>and<text:s/>(min-width:<text:s/>768px)<text:s/>{</text:p>
      <text:p text:style-name="OrgSrcBlock"><text:s/><text:s/><text:span text:style-name="OrgSrcCssSelector">body<text:s/></text:span>{</text:p>
      <text:p text:style-name="OrgSrcBlock"><text:s/><text:s/><text:s/><text:s/><text:span text:style-name="OrgSrcCssProperty">font-size</text:span>:<text:s/>16px;</text:p>
      <text:p text:style-name="OrgSrcBlock"><text:s/><text:s/>}</text:p>
      <text:p text:style-name="OrgSrcBlock">}</text:p>
      <text:p text:style-name="OrgSrcBlock"><text:span text:style-name="OrgSrcFontLockBuiltinFace">@media</text:span><text:s/>print<text:s/>{</text:p>
      <text:p text:style-name="OrgSrcBlock"><text:s/><text:s/><text:span text:style-name="OrgSrcCssSelector">*<text:s/></text:span>{</text:p>
      <text:p text:style-name="OrgSrcBlock"><text:s/><text:s/><text:s/><text:s/><text:span text:style-name="OrgSrcCssProperty">background</text:span>:<text:s/>transparent<text:s/><text:span text:style-name="OrgSrcFontLockBuiltinFace">!important</text:span>;</text:p>
      <text:p text:style-name="OrgSrcBlock"><text:s/><text:s/><text:s/><text:s/><text:span text:style-name="OrgSrcCssProperty">color</text:span>:<text:s/><text:span text:style-name="OrgSrcDefault0016">black</text:span><text:s/><text:span text:style-name="OrgSrcFontLockBuiltinFace">!important</text:span>;</text:p>
      <text:p text:style-name="OrgSrcBlock"><text:s/><text:s/><text:s/><text:s/><text:span text:style-name="OrgSrcCssProperty">filter</text:span>:<text:s/>none<text:s/><text:span text:style-name="OrgSrcFontLockBuiltinFace">!important</text:span>;</text:p>
      <text:p text:style-name="OrgSrcBlock"><text:s/><text:s/><text:s/><text:s/><text:span text:style-name="OrgSrcCssProprietaryProperty">-ms-filter</text:span>:<text:s/>none<text:s/><text:span text:style-name="OrgSrcFontLockBuiltinFace">!important</text:span>;</text:p>
      <text:p text:style-name="OrgSrcBlock"><text:s/><text:s/>}</text:p>
      <text:p text:style-name="OrgSrcBlock"/>
      <text:p text:style-name="OrgSrcBlock"><text:s/><text:s/><text:span text:style-name="OrgSrcCssSelector">body<text:s/></text:span>{</text:p>
      <text:p text:style-name="OrgSrcBlock"><text:s/><text:s/><text:s/><text:s/><text:span text:style-name="OrgSrcCssProperty">font-size</text:span>:<text:s/>12pt;</text:p>
      <text:p text:style-name="OrgSrcBlock"><text:s/><text:s/><text:s/><text:s/><text:span text:style-name="OrgSrcCssProperty">max-width</text:span>:<text:s/>100%;</text:p>
      <text:p text:style-name="OrgSrcBlock"><text:s/><text:s/>}</text:p>
      <text:p text:style-name="OrgSrcBlock"/>
      <text:p text:style-name="OrgSrcBlock"><text:s/><text:s/><text:span text:style-name="OrgSrcCssSelector">a,<text:s/>a:visited<text:s/></text:span>{</text:p>
      <text:p text:style-name="OrgSrcBlock"><text:s/><text:s/><text:s/><text:s/><text:span text:style-name="OrgSrcCssProperty">text-decoration</text:span>:<text:s/>underline;</text:p>
      <text:p text:style-name="OrgSrcBlock"><text:s/><text:s/>}</text:p>
      <text:p text:style-name="OrgSrcBlock"/>
      <text:p text:style-name="OrgSrcBlock"><text:s/><text:s/><text:span text:style-name="OrgSrcCssSelector">hr<text:s/></text:span>{</text:p>
      <text:p text:style-name="OrgSrcBlock"><text:s/><text:s/><text:s/><text:s/><text:span text:style-name="OrgSrcCssProperty">height</text:span>:<text:s/>1px;</text:p>
      <text:p text:style-name="OrgSrcBlock"><text:s/><text:s/><text:s/><text:s/><text:span text:style-name="OrgSrcCssProperty">border</text:span>:<text:s/>0;</text:p>
      <text:p text:style-name="OrgSrcBlock"><text:s/><text:s/><text:s/><text:s/><text:span text:style-name="OrgSrcCssProperty">border-bottom</text:span>:<text:s/>1px<text:s/>solid<text:s/><text:span text:style-name="OrgSrcDefault0016">black</text:span>;</text:p>
      <text:p text:style-name="OrgSrcBlock"><text:s/><text:s/>}</text:p>
      <text:p text:style-name="OrgSrcBlock"/>
      <text:p text:style-name="OrgSrcBlock"><text:s/><text:s/><text:span text:style-name="OrgSrcCssSelector">a[href]:after<text:s/></text:span>{</text:p>
      <text:p text:style-name="OrgSrcBlock"><text:s/><text:s/><text:s/><text:s/><text:span text:style-name="OrgSrcCssProperty">content</text:span>:<text:s/><text:span text:style-name="OrgSrcFontLockStringFace">"<text:s/>("</text:span><text:s/>attr(href)<text:s/><text:span text:style-name="OrgSrcFontLockStringFace">")"</text:span>;</text:p>
      <text:p text:style-name="OrgSrcBlock"><text:s/><text:s/>}</text:p>
      <text:p text:style-name="OrgSrcBlock"/>
      <text:p text:style-name="OrgSrcBlock"><text:s/><text:s/><text:span text:style-name="OrgSrcCssSelector">abbr[title]:after<text:s/></text:span>{</text:p>
      <text:p text:style-name="OrgSrcBlock"><text:s/><text:s/><text:s/><text:s/><text:span text:style-name="OrgSrcCssProperty">content</text:span>:<text:s/><text:span text:style-name="OrgSrcFontLockStringFace">"<text:s/>("</text:span><text:s/>attr(title)<text:s/><text:span text:style-name="OrgSrcFontLockStringFace">")"</text:span>;</text:p>
      <text:p text:style-name="OrgSrcBlock"><text:s/><text:s/>}</text:p>
      <text:p text:style-name="OrgSrcBlock"/>
      <text:p text:style-name="OrgSrcBlock"><text:s/><text:s/>.ir<text:s/>a:after,<text:s/>a[href^=<text:span text:style-name="OrgSrcFontLockStringFace">"javascript:"</text:span>]:after,<text:s/>a[href^=<text:span text:style-name="OrgSrcFontLockStringFace">"#"</text:span>]:after<text:s/>{</text:p>
      <text:p text:style-name="OrgSrcBlock"><text:s/><text:s/><text:s/><text:s/><text:span text:style-name="OrgSrcCssProperty">content</text:span>:<text:s/><text:span text:style-name="OrgSrcFontLockStringFace">""</text:span>;</text:p>
      <text:p text:style-name="OrgSrcBlock"><text:s/><text:s/>}</text:p>
      <text:p text:style-name="OrgSrcBlock"/>
      <text:p text:style-name="OrgSrcBlock"><text:s/><text:s/><text:span text:style-name="OrgSrcCssSelector">pre,<text:s/>blockquote<text:s/></text:span>{</text:p>
      <text:p text:style-name="OrgSrcBlock"><text:s/><text:s/><text:s/><text:s/><text:span text:style-name="OrgSrcCssProperty">border</text:span>:<text:s/>1px<text:s/>solid<text:s/><text:span text:style-name="OrgSrcDefault0017">#999</text:span>;</text:p>
      <text:p text:style-name="OrgSrcBlock"><text:s/><text:s/><text:s/><text:s/><text:span text:style-name="OrgSrcCssProperty">padding-right</text:span>:<text:s/>1em;</text:p>
      <text:p text:style-name="OrgSrcBlock"><text:s/><text:s/><text:s/><text:s/><text:span text:style-name="OrgSrcCssProperty">page-break-inside</text:span>:<text:s/>avoid;</text:p>
      <text:p text:style-name="OrgSrcBlock"><text:s/><text:s/>}</text:p>
      <text:p text:style-name="OrgSrcBlock"/>
      <text:p text:style-name="OrgSrcBlock"><text:s/><text:s/><text:span text:style-name="OrgSrcCssSelector">tr,<text:s/>img<text:s/></text:span>{</text:p>
      <text:p text:style-name="OrgSrcBlock"><text:s/><text:s/><text:s/><text:s/><text:span text:style-name="OrgSrcCssProperty">page-break-inside</text:span>:<text:s/>avoid;</text:p>
      <text:p text:style-name="OrgSrcBlock"><text:s/><text:s/>}</text:p>
      <text:p text:style-name="OrgSrcBlock"/>
      <text:p text:style-name="OrgSrcBlock"><text:s/><text:s/><text:span text:style-name="OrgSrcCssSelector">img<text:s/></text:span>{</text:p>
      <text:p text:style-name="OrgSrcBlock"><text:s/><text:s/><text:s/><text:s/><text:span text:style-name="OrgSrcCssProperty">max-width</text:span>:<text:s/>100%<text:s/><text:span text:style-name="OrgSrcFontLockBuiltinFace">!important</text:span>;</text:p>
      <text:p text:style-name="OrgSrcBlock"><text:s/><text:s/>}</text:p>
      <text:p text:style-name="OrgSrcBlock"/>
      <text:p text:style-name="OrgSrcBlock"><text:s/><text:s/><text:span text:style-name="OrgSrcFontLockBuiltinFace">@page</text:span><text:s/>:left<text:s/>{</text:p>
      <text:p text:style-name="OrgSrcBlock"><text:s/><text:s/><text:s/><text:s/><text:span text:style-name="OrgSrcCssProperty">margin</text:span>:<text:s/>15mm<text:s/>20mm<text:s/>15mm<text:s/>10mm;</text:p>
      <text:p text:style-name="OrgSrcBlock">}</text:p>
      <text:p text:style-name="OrgSrcBlock"/>
      <text:p text:style-name="OrgSrcBlock"><text:s/><text:s/><text:span text:style-name="OrgSrcFontLockBuiltinFace">@page</text:span><text:s/>:right<text:s/>{</text:p>
      <text:p text:style-name="OrgSrcBlock"><text:s/><text:s/><text:s/><text:s/><text:span text:style-name="OrgSrcCssProperty">margin</text:span>:<text:s/>15mm<text:s/>10mm<text:s/>15mm<text:s/>20mm;</text:p>
      <text:p text:style-name="OrgSrcBlock">}</text:p>
      <text:p text:style-name="OrgSrcBlock"/>
      <text:p text:style-name="OrgSrcBlock"><text:s/><text:s/><text:span text:style-name="OrgSrcCssSelector">p,<text:s/>h2,<text:s/>h3<text:s/></text:span>{</text:p>
      <text:p text:style-name="OrgSrcBlock"><text:s/><text:s/><text:s/><text:s/><text:span text:style-name="OrgSrcCssProperty">orphans</text:span>:<text:s/>3;</text:p>
      <text:p text:style-name="OrgSrcBlock"><text:s/><text:s/><text:s/><text:s/><text:span text:style-name="OrgSrcCssProperty">widows</text:span>:<text:s/>3;</text:p>
      <text:p text:style-name="OrgSrcBlock"><text:s/><text:s/>}</text:p>
      <text:p text:style-name="OrgSrcBlock"/>
      <text:p text:style-name="OrgSrcBlock"><text:s/><text:s/><text:span text:style-name="OrgSrcCssSelector">h2,<text:s/>h3<text:s/></text:span>{</text:p>
      <text:p text:style-name="OrgSrcBlock"><text:s/><text:s/><text:s/><text:s/><text:span text:style-name="OrgSrcCssProperty">page-break-after</text:span>:<text:s/>avoid;</text:p>
      <text:p text:style-name="OrgSrcBlock"><text:s/><text:s/>}</text:p>
      <text:p text:style-name="OrgSrcBlockLastLine">}</text:p>
      <text:p text:style-name="Quotations">test quote
quote2
quote3
</text:p>
      <text:p text:style-name="OrgFixedWidthBlock">test example</text:p>
      <text:p text:style-name="OrgFixedWidthBlock">test2</text:p>
      <text:p text:style-name="OrgFixedWidthBlockLastLine">test3</text:p>
      <text:p text:style-name="OrgVerse">sdfadsfasfd<text:line-break/>
</text:p>
      <text:p text:style-name="Text_20_body">Test <text:span text:style-name="Bold">sfafd</text:span> <text:span text:style-name="Emphasis">asfda</text:span> <text:span text:style-name="Underline">asdf</text:span> <text:span text:style-name="OrgCode">safdfaff</text:span> <text:span text:style-name="Strikethrough">asdfs</text:span>  
</text:p>
      <text:p text:style-name="Text_20_body">css has code text
in simple<text:span text:style-name="OrgSubscript">inline</text:span>
</text:p>
      <text:p text:style-name="OrgSrcBlock"><text:span text:style-name="OrgSrcCssSelector">pre,<text:s/>code<text:s/><text:s/></text:span>{</text:p>
      <text:p text:style-name="OrgSrcBlock"><text:s/><text:s/><text:s/><text:s/><text:s/><text:s/><text:span text:style-name="OrgSrcCssProperty">font-family</text:span>:<text:s/><text:s/><text:span text:style-name="OrgSrcFontLockStringFace">"Source<text:s/>Pro"</text:span>,<text:s/><text:s/>Monaco,<text:s/><text:s/><text:span text:style-name="OrgSrcFontLockStringFace">"Courier<text:s/>New"</text:span>,<text:s/><text:s/>monospace;</text:p>
      <text:p text:style-name="OrgSrcBlock"><text:s/><text:s/><text:s/><text:s/><text:s/><text:s/><text:span text:style-name="OrgSrcCssProperty">padding-left</text:span>:<text:s/><text:s/>0.3em;</text:p>
      <text:p text:style-name="OrgSrcBlock"><text:s/><text:s/><text:s/><text:s/><text:s/><text:s/><text:span text:style-name="OrgSrcCssProperty">padding-right</text:span>:<text:s/><text:s/>0.3em;</text:p>
      <text:p text:style-name="OrgSrcBlock">}</text:p>
      <text:p text:style-name="OrgSrcBlock"><text:span text:style-name="OrgSrcCssSelector">.outline-text-2<text:s/>code,<text:s/><text:s/>pre<text:s/><text:s/></text:span>{</text:p>
      <text:p text:style-name="OrgSrcBlock"><text:s/><text:s/><text:s/><text:s/><text:s/><text:s/><text:span text:style-name="OrgSrcCssProperty">background-color</text:span>:<text:s/><text:s/><text:span text:style-name="OrgSrcDefault0010">#EEE</text:span>;</text:p>
      <text:p text:style-name="OrgSrcBlock">}</text:p>
      <text:p text:style-name="OrgSrcBlock"><text:span text:style-name="OrgSrcCssSelector">*,<text:s/>*:before,<text:s/>*:after<text:s/><text:s/></text:span>{</text:p>
      <text:p text:style-name="OrgSrcBlock"><text:s/><text:s/><text:s/><text:s/><text:s/><text:s/><text:span text:style-name="OrgSrcCssProprietaryProperty">-moz-box-sizing</text:span>:<text:s/><text:s/>border-box;</text:p>
      <text:p text:style-name="OrgSrcBlock"><text:s/><text:s/><text:s/><text:s/><text:s/><text:s/><text:span text:style-name="OrgSrcCssProprietaryProperty">-webkit-box-sizing</text:span>:<text:s/><text:s/>border-box;</text:p>
      <text:p text:style-name="OrgSrcBlock"><text:s/><text:s/><text:s/><text:s/><text:s/><text:s/><text:span text:style-name="OrgSrcCssProperty">box-sizing</text:span>:<text:s/><text:s/>border-box;</text:p>
      <text:p text:style-name="OrgSrcBlockLastLine">}</text:p>
      <text:p text:style-name="Text_20_body">gray css  code block 
</text:p>
      <text:p text:style-name="OrgSrcBlock"><text:span text:style-name="OrgSrcCssSelector">p<text:s/>&gt;<text:s/>code,<text:s/>li<text:s/>&gt;<text:s/>code<text:s/></text:span>{</text:p>
      <text:p text:style-name="OrgSrcBlock"><text:s/><text:s/><text:s/><text:s/><text:span text:style-name="OrgSrcCssProperty">background-color</text:span>:<text:s/><text:span text:style-name="OrgSrcDefault0012">#eee</text:span>;</text:p>
      <text:p text:style-name="OrgSrcBlock"><text:s/><text:s/><text:s/><text:s/><text:span text:style-name="OrgSrcCssProperty">padding</text:span>:<text:s/>0.25em;</text:p>
      <text:p text:style-name="OrgSrcBlock">}</text:p>
      <text:p text:style-name="OrgSrcBlock"><text:span text:style-name="OrgSrcCssSelector">code<text:s/></text:span>{</text:p>
      <text:p text:style-name="OrgSrcBlock"><text:s/><text:s/><text:s/><text:s/><text:span text:style-name="OrgSrcCssProperty">font-family</text:span>:<text:s/><text:span text:style-name="OrgSrcFontLockStringFace">"Inconsolata"</text:span>,<text:s/><text:span text:style-name="OrgSrcFontLockStringFace">"monospace"</text:span>;</text:p>
      <text:p text:style-name="OrgSrcBlock"><text:s/><text:s/><text:s/><text:s/><text:span text:style-name="OrgSrcCssProperty">font-size</text:span>:<text:s/>16px;</text:p>
      <text:p text:style-name="OrgSrcBlock">}</text:p>
      <text:p text:style-name="OrgSrcBlock"><text:span text:style-name="OrgSrcCssSelector">body<text:s/></text:span>{</text:p>
      <text:p text:style-name="OrgSrcBlock"><text:s/><text:s/><text:s/><text:s/><text:span text:style-name="OrgSrcCssProperty">font-family</text:span>:<text:s/>Helvetica,<text:s/>Arial,<text:s/>sans-serif;</text:p>
      <text:p text:style-name="OrgSrcBlock"><text:s/><text:s/><text:s/><text:s/><text:span text:style-name="OrgSrcCssProperty">font-size</text:span>:<text:s/>16px;</text:p>
      <text:p text:style-name="OrgSrcBlock"><text:s/><text:s/><text:s/><text:s/><text:span text:style-name="OrgSrcCssProperty">line-height</text:span>:<text:s/>1.4;</text:p>
      <text:p text:style-name="OrgSrcBlock"><text:s/><text:s/><text:s/><text:s/><text:span text:style-name="OrgSrcCssProperty">color</text:span>:<text:s/><text:span text:style-name="OrgSrcDefault0018">#33333f</text:span>;</text:p>
      <text:p text:style-name="OrgSrcBlockLastLine">}</text:p>
      <text:p text:style-name="OrgSrcBlockLastLine"/>
      <text:p text:style-name="Text_20_body">quote color
</text:p>
      <text:p text:style-name="OrgSrcBlock"><text:span text:style-name="OrgSrcCssSelector">blockquote<text:s/></text:span>{</text:p>
      <text:p text:style-name="OrgSrcBlock"><text:s/><text:s/><text:s/><text:s/><text:span text:style-name="OrgSrcCssProperty">background-color</text:span>:<text:s/><text:span text:style-name="OrgSrcDefault0019">#C5ECAB</text:span>;</text:p>
      <text:p text:style-name="OrgSrcBlock"><text:s/><text:s/><text:s/><text:s/><text:span text:style-name="OrgSrcCssProperty">border-left</text:span>:<text:s/>5px<text:s/>solid<text:s/><text:span text:style-name="OrgSrcDefault0020">#6FEF05</text:span>;</text:p>
      <text:p text:style-name="OrgSrcBlock"><text:s/><text:s/><text:s/><text:s/><text:span text:style-name="OrgSrcCssProperty">font-style</text:span>:<text:s/>italic;</text:p>
      <text:p text:style-name="OrgSrcBlock"><text:s/><text:s/><text:s/><text:s/><text:span text:style-name="OrgSrcCssProperty">line-height</text:span>:<text:s/>24px;</text:p>
      <text:p text:style-name="OrgSrcBlock"><text:s/><text:s/><text:s/><text:s/><text:span text:style-name="OrgSrcCssProperty">margin</text:span>:<text:s/>0px<text:s/>0px<text:s/>24px<text:s/>0px;</text:p>
      <text:p text:style-name="OrgSrcBlock"><text:s/><text:s/><text:s/><text:s/><text:span text:style-name="OrgSrcCssProperty">margin-left</text:span>:<text:s/>24px;</text:p>
      <text:p text:style-name="OrgSrcBlock"><text:s/><text:s/><text:s/><text:s/><text:span text:style-name="OrgSrcCssProperty">padding</text:span>:<text:s/>6px<text:s/>20px;</text:p>
      <text:p text:style-name="OrgSrcBlock">}</text:p>
      <text:p text:style-name="OrgSrcBlock"><text:span text:style-name="OrgSrcCssSelector">*</text:span>{</text:p>
      <text:p text:style-name="OrgSrcBlock"><text:s/><text:s/><text:s/><text:s/><text:span text:style-name="OrgSrcCssProprietaryProperty">-webkit-box-sizing</text:span>:<text:s/>border-box;</text:p>
      <text:p text:style-name="OrgSrcBlock"><text:s/><text:s/><text:s/><text:s/><text:span text:style-name="OrgSrcCssProprietaryProperty">-moz-box-sizing</text:span>:<text:s/>border-box;</text:p>
      <text:p text:style-name="OrgSrcBlock"><text:s/><text:s/><text:s/><text:s/><text:span text:style-name="OrgSrcCssProperty">box-sizing</text:span>:<text:s/>border-box;</text:p>
      <text:p text:style-name="OrgSrcBlock">}</text:p>
      <text:p text:style-name="OrgSrcBlock"><text:span text:style-name="OrgSrcCssSelector">body<text:s/></text:span>{</text:p>
      <text:p text:style-name="OrgSrcBlock"><text:s/><text:s/><text:s/><text:s/><text:span text:style-name="OrgSrcCssProperty">color</text:span>:<text:s/><text:span text:style-name="OrgSrcDefault0021">#404040</text:span>;</text:p>
      <text:p text:style-name="OrgSrcBlock"><text:s/><text:s/><text:s/><text:s/><text:span text:style-name="OrgSrcCssProperty">font-family</text:span>:<text:s/><text:span text:style-name="OrgSrcFontLockStringFace">"Lato"</text:span>,<text:span text:style-name="OrgSrcFontLockStringFace">"proxima-nova"</text:span>,<text:span text:style-name="OrgSrcFontLockStringFace">"Helvetica<text:s/>Neue"</text:span>,Arial,sans-serif;</text:p>
      <text:p text:style-name="OrgSrcBlock"><text:s/><text:s/><text:s/><text:s/><text:span text:style-name="OrgSrcCssProperty">font-weight</text:span>:<text:s/>normal;</text:p>
      <text:p text:style-name="OrgSrcBlockLastLine">}</text:p>
      <text:p text:style-name="OrgSrcBlock"><text:span text:style-name="OrgSrcCssSelector">blockquote<text:s/></text:span>{</text:p>
      <text:p text:style-name="OrgSrcBlock"><text:s/><text:s/><text:s/><text:s/><text:span text:style-name="OrgSrcCssProperty">background-color</text:span>:<text:s/><text:span text:style-name="OrgSrcDefault0022">#ddffdd</text:span>;</text:p>
      <text:p text:style-name="OrgSrcBlock"><text:s/><text:s/><text:s/><text:s/><text:span text:style-name="OrgSrcCssProperty">border-left</text:span>:<text:s/>5px<text:s/>solid<text:s/><text:span text:style-name="OrgSrcDefault0023">#4caf50</text:span>;</text:p>
      <text:p text:style-name="OrgSrcBlock"><text:s/><text:s/><text:s/><text:s/><text:span text:style-name="OrgSrcCssProperty">background-color</text:span>:<text:s/><text:span text:style-name="OrgSrcDefault0024">#ffeb3b</text:span>;</text:p>
      <text:p text:style-name="OrgSrcBlock"><text:s/><text:s/><text:s/><text:s/><text:span text:style-name="OrgSrcCssProperty">border-left</text:span>:<text:s/>5px<text:s/>solid<text:s/><text:span text:style-name="OrgSrcDefault0025">#ffc107</text:span>;</text:p>
      <text:p text:style-name="OrgSrcBlock"><text:s/><text:s/><text:s/><text:s/><text:span text:style-name="OrgSrcCssProperty">background-color</text:span>:<text:s/><text:span text:style-name="OrgSrcDefault0026">#ffffcc</text:span>;</text:p>
      <text:p text:style-name="OrgSrcBlock"><text:s/><text:s/><text:s/><text:s/><text:span text:style-name="OrgSrcCssProperty">border-left</text:span>:<text:s/>5px<text:s/>solid<text:s/><text:span text:style-name="OrgSrcDefault0024">#ffeb3b</text:span>;</text:p>
      <text:p text:style-name="OrgSrcBlock"><text:s/><text:s/><text:s/><text:s/><text:span text:style-name="OrgSrcCssProperty">background-color</text:span>:<text:s/><text:span text:style-name="OrgSrcDefault0027">#ffdddd</text:span>;</text:p>
      <text:p text:style-name="OrgSrcBlock"><text:s/><text:s/><text:s/><text:s/><text:span text:style-name="OrgSrcCssProperty">border-left</text:span>:<text:s/>5px<text:s/>solid<text:s/><text:span text:style-name="OrgSrcDefault0028">#f44336</text:span>;</text:p>
      <text:p text:style-name="OrgSrcBlock"><text:s/><text:s/><text:s/><text:s/><text:span text:style-name="OrgSrcCssProperty">font-style</text:span>:<text:s/>italic;</text:p>
      <text:p text:style-name="OrgSrcBlock"><text:s/><text:s/><text:s/><text:s/><text:span text:style-name="OrgSrcCssProperty">line-height</text:span>:<text:s/>24px;</text:p>
      <text:p text:style-name="OrgSrcBlock"><text:s/><text:s/><text:s/><text:s/><text:span text:style-name="OrgSrcCssProperty">margin</text:span>:<text:s/>0px<text:s/>0px<text:s/>24px<text:s/>0px;</text:p>
      <text:p text:style-name="OrgSrcBlock"><text:s/><text:s/><text:s/><text:s/><text:span text:style-name="OrgSrcCssProperty">margin-left</text:span>:<text:s/>24px;</text:p>
      <text:p text:style-name="OrgSrcBlock"><text:s/><text:s/><text:s/><text:s/><text:span text:style-name="OrgSrcCssProperty">padding</text:span>:<text:s/>6px<text:s/>20px;</text:p>
      <text:p text:style-name="OrgSrcBlock">}</text:p>
      <text:p text:style-name="OrgSrcBlock"><text:span text:style-name="OrgSrcCssSelector">*</text:span>{</text:p>
      <text:p text:style-name="OrgSrcBlock"><text:s/><text:s/><text:s/><text:s/><text:span text:style-name="OrgSrcCssProprietaryProperty">-webkit-box-sizing</text:span>:<text:s/>border-box;</text:p>
      <text:p text:style-name="OrgSrcBlock"><text:s/><text:s/><text:s/><text:s/><text:span text:style-name="OrgSrcCssProprietaryProperty">-moz-box-sizing</text:span>:<text:s/>border-box;</text:p>
      <text:p text:style-name="OrgSrcBlock"><text:s/><text:s/><text:s/><text:s/><text:span text:style-name="OrgSrcCssProperty">box-sizing</text:span>:<text:s/>border-box;</text:p>
      <text:p text:style-name="OrgSrcBlock">}</text:p>
      <text:p text:style-name="OrgSrcBlock"><text:span text:style-name="OrgSrcCssSelector">body<text:s/></text:span>{</text:p>
      <text:p text:style-name="OrgSrcBlock"><text:s/><text:s/><text:s/><text:s/><text:span text:style-name="OrgSrcCssProperty">color</text:span>:<text:s/><text:span text:style-name="OrgSrcDefault0021">#404040</text:span>;</text:p>
      <text:p text:style-name="OrgSrcBlock"><text:s/><text:s/><text:s/><text:s/><text:span text:style-name="OrgSrcCssProperty">font-family</text:span>:<text:s/><text:span text:style-name="OrgSrcFontLockStringFace">"Lato"</text:span>,<text:span text:style-name="OrgSrcFontLockStringFace">"proxima-nova"</text:span>,<text:span text:style-name="OrgSrcFontLockStringFace">"Helvetica<text:s/>Neue"</text:span>,Arial,sans-serif;</text:p>
      <text:p text:style-name="OrgSrcBlock"><text:s/><text:s/><text:s/><text:s/><text:span text:style-name="OrgSrcCssProperty">font-weight</text:span>:<text:s/>normal;</text:p>
      <text:p text:style-name="OrgSrcBlockLastLine">}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background-color="#ffffff" fo:margin-top="0cm" fo:margin-bottom="0cm" style:shadow="non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eeeeee" fo:padding="0.049cm" fo:border="0.06pt solid #eeeeee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ff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28" style:family="text">
      <style:text-properties fo:color="#ffffff"/>
    </style:style>
    <style:style style:name="OrgSrcDefault0027" style:family="text">
      <style:text-properties fo:color="#000000"/>
    </style:style>
    <style:style style:name="OrgSrcDefault0026" style:family="text">
      <style:text-properties fo:color="#000000"/>
    </style:style>
    <style:style style:name="OrgSrcDefault0025" style:family="text">
      <style:text-properties fo:color="#000000"/>
    </style:style>
    <style:style style:name="OrgSrcDefault0024" style:family="text">
      <style:text-properties fo:color="#000000"/>
    </style:style>
    <style:style style:name="OrgSrcDefault0023" style:family="text">
      <style:text-properties fo:color="#000000"/>
    </style:style>
    <style:style style:name="OrgSrcDefault0022" style:family="text">
      <style:text-properties fo:color="#000000"/>
    </style:style>
    <style:style style:name="OrgSrcDefault0021" style:family="text">
      <style:text-properties fo:color="#ffffff"/>
    </style:style>
    <style:style style:name="OrgSrcDefault0020" style:family="text">
      <style:text-properties fo:color="#000000"/>
    </style:style>
    <style:style style:name="OrgSrcDefault0019" style:family="text">
      <style:text-properties fo:color="#000000"/>
    </style:style>
    <style:style style:name="OrgSrcDefault0018" style:family="text">
      <style:text-properties fo:color="#ffffff"/>
    </style:style>
    <style:style style:name="OrgSrcDefault0017" style:family="text">
      <style:text-properties fo:color="#000000"/>
    </style:style>
    <style:style style:name="OrgSrcDefault0016" style:family="text">
      <style:text-properties fo:color="#ffffff"/>
    </style:style>
    <style:style style:name="OrgSrcDefault0015" style:family="text">
      <style:text-properties fo:color="#000000"/>
    </style:style>
    <style:style style:name="OrgSrcDefault0014" style:family="text">
      <style:text-properties fo:color="#000000"/>
    </style:style>
    <style:style style:name="OrgSrcDefault0013" style:family="text">
      <style:text-properties fo:color="#000000"/>
    </style:style>
    <style:style style:name="OrgSrcDefault0012" style:family="text">
      <style:text-properties fo:color="#000000"/>
    </style:style>
    <style:style style:name="OrgSrcDefault0011" style:family="text">
      <style:text-properties fo:color="#000000"/>
    </style:style>
    <style:style style:name="OrgSrcDefault0010" style:family="text">
      <style:text-properties fo:color="#000000"/>
    </style:style>
    <style:style style:name="OrgSrcDefault0009" style:family="text">
      <style:text-properties fo:color="#ffffff"/>
    </style:style>
    <style:style style:name="OrgSrcDefault0008" style:family="text">
      <style:text-properties fo:color="#ffffff"/>
    </style:style>
    <style:style style:name="OrgSrcDefault0007" style:family="text">
      <style:text-properties fo:color="#ffffff"/>
    </style:style>
    <style:style style:name="OrgSrcDefault0006" style:family="text">
      <style:text-properties fo:color="#000000"/>
    </style:style>
    <style:style style:name="OrgSrcDefault0005" style:family="text">
      <style:text-properties fo:color="#000000"/>
    </style:style>
    <style:style style:name="OrgSrcDefault0004" style:family="text">
      <style:text-properties fo:color="#ffffff"/>
    </style:style>
    <style:style style:name="OrgSrcDefault0003" style:family="text">
      <style:text-properties fo:color="#ffffff"/>
    </style:style>
    <style:style style:name="OrgSrcDefault0002" style:family="text">
      <style:text-properties fo:color="#ffffff"/>
    </style:style>
    <style:style style:name="OrgSrcDefault0001" style:family="text">
      <style:text-properties fo:color="#000000"/>
    </style:style>
    <style:style style:name="OrgSrcDefault0000" style:family="text">
      <style:text-properties fo:color="#ffffff"/>
    </style:style>
    <style:style style:name="OrgSrcCssProprietaryProperty" style:family="text">
      <style:text-properties fo:color="#655370"/>
    </style:style>
    <style:style style:name="OrgSrcCssProperty" style:family="text">
      <style:text-properties fo:color="#655370"/>
    </style:style>
    <style:style style:name="OrgSrcCssSelector" style:family="text">
      <style:text-properties fo:color="#655370"/>
    </style:style>
    <style:style style:name="OrgSrcItalic" style:family="text">
      <style:text-properties fo:color="#655370"/>
    </style:style>
    <style:style style:name="OrgSrcBold" style:family="text">
      <style:text-properties fo:color="#655370"/>
    </style:style>
    <style:style style:name="OrgSrcFontLockFunctionNameFace" style:family="text">
      <style:text-properties fo:color="#655370"/>
    </style:style>
    <style:style style:name="OrgSrcFontLockTypeFace" style:family="text">
      <style:text-properties fo:color="#655370"/>
    </style:style>
    <style:style style:name="OrgSrcFontLockConstantFace" style:family="text">
      <style:text-properties fo:color="#4e3163"/>
    </style:style>
    <style:style style:name="OrgSrcFontLockPreprocessorFace" style:family="text">
      <style:text-properties fo:color="#6c3163"/>
    </style:style>
    <style:style style:name="OrgSrcYamlTabFace" style:family="text">
      <style:text-properties fo:color="#ff0000"/>
    </style:style>
    <style:style style:name="OrgSrcFontLockKeywordFace" style:family="text">
      <style:text-properties fo:color="#655370"/>
    </style:style>
    <style:style style:name="OrgSrcFontLockBuiltinFace" style:family="text">
      <style:text-properties fo:color="#3a81c3"/>
    </style:style>
    <style:style style:name="OrgSrcFontLockStringFace" style:family="text">
      <style:text-properties fo:color="#2d9574"/>
    </style:style>
    <style:style style:name="OrgSrcFontLockCommentFace" style:family="text">
      <style:text-properties fo:color="#2aa1ae"/>
    </style:style>
    <style:style style:name="OrgSrcFontLockCommentDelimiterFace" style:family="text">
      <style:text-properties fo:color="#2aa1ae"/>
    </style:style>
    <style:style style:name="OrgSrcBlock" style:family="paragraph" style:parent-style-name="Preformatted_20_Text">
      <style:paragraph-properties fo:background-color="#fbf8ef" fo:padding="0.049cm" fo:border="0.51pt solid #000000" style:shadow="none">
        <style:background-image/>
      </style:paragraph-properties>
      <style:text-properties fo:color="#655370"/>
    </style:style>
    <style:style style:name="OrgSrcFontLockVariableNameFace" style:family="text">
      <style:text-properties fo:color="#715ab1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epAlgorithms</dc:creator>
    <meta:initial-creator>DeepAlgorithms</meta:initial-creator>
    <dc:date>2022-07-18T09:21:17</dc:date>
    <meta:creation-date>2022-07-18T09:21:17</meta:creation-date>
    <meta:generator>Emacs 28.1 (Org mode 9.4.4)</meta:generator>
    <meta:keyword/>
    <dc:subject/>
    <dc:title>Markdown to html</dc:title>
  </office:meta>
</office:document-meta>
</file>